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333333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dddddd" draw:fill-color="#dddddd" draw:textarea-horizontal-align="justify" draw:textarea-vertical-align="middle" draw:auto-grow-height="false" fo:min-height="13.15cm" fo:min-width="22.63cm"/>
    </style:style>
    <style:style style:name="gr3" style:family="graphic" style:parent-style-name="standard">
      <style:graphic-properties svg:stroke-color="#666666" draw:fill-color="#666666" draw:textarea-horizontal-align="justify" draw:textarea-vertical-align="middle" draw:auto-grow-height="false" fo:min-height="2.15cm" fo:min-width="4.1cm"/>
    </style:style>
    <style:style style:name="gr4" style:family="graphic" style:parent-style-name="standard">
      <style:graphic-properties svg:stroke-color="#b2b2b2" draw:fill-color="#b2b2b2" draw:textarea-horizontal-align="justify" draw:textarea-vertical-align="middle" draw:auto-grow-height="false" fo:min-height="2.15cm" fo:min-width="4.1cm"/>
    </style:style>
    <style:style style:name="gr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textarea-horizontal-align="justify" draw:textarea-vertical-align="middle" draw:auto-grow-height="false" fo:min-height="1.602cm" fo:min-width="2.464cm" fo:wrap-option="no-wrap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90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39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35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1.68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5.976cm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solid" svg:stroke-width="0.071cm" svg:stroke-color="#3a5f8b" draw:fill="solid" draw:fill-color="#ff0000" draw:textarea-vertical-align="middle" draw:auto-grow-height="false" draw:fit-to-size="false" style:shrink-to-fit="false" fo:min-height="0.776cm" fo:min-width="1.431cm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2.7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c0504d" draw:marker-end="msArrowEnd_20_5" draw:marker-end-width="0.21cm" draw:marker-end-center="false" draw:fill="none" draw:textarea-vertical-align="top" draw:auto-grow-height="false" fo:min-height="0cm" fo:min-width="3.941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8.8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c0504d" draw:marker-end="msArrowEnd_20_5" draw:marker-end-width="0.21cm" draw:marker-end-center="false" draw:fill="none" draw:textarea-vertical-align="top" draw:auto-grow-height="false" fo:min-height="0cm" fo:min-width="3.854cm" fo:padding-top="0.125cm" fo:padding-bottom="0.125cm" fo:padding-left="0.25cm" fo:padding-right="0.25cm" fo:wrap-option="wrap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4.153cm" fo:padding-top="0.125cm" fo:padding-bottom="0.125cm" fo:padding-left="0.25cm" fo:padding-right="0.25cm" fo:wrap-option="wrap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dash" draw:stroke-dash="Fine_20_Dashed" svg:stroke-width="0.026cm" svg:stroke-color="#000000" draw:marker-end="msArrowEnd_20_5" draw:marker-end-width="0.21cm" draw:marker-end-center="false" draw:fill="none" draw:textarea-vertical-align="top" draw:auto-grow-height="false" fo:min-height="0cm" fo:min-width="15.25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dash" draw:stroke-dash="Ultrafine_20_Dashed" svg:stroke-width="0.026cm" svg:stroke-color="#c0504d" draw:marker-end="msArrowEnd_20_5" draw:marker-end-width="0.21cm" draw:marker-end-center="false" draw:fill="none" draw:textarea-vertical-align="top" draw:auto-grow-height="false" fo:min-height="0cm" fo:min-width="3.854cm" fo:padding-top="0.125cm" fo:padding-bottom="0.125cm" fo:padding-left="0.25cm" fo:padding-right="0.25cm" fo:wrap-option="wrap"/>
    </style:style>
    <style:style style:name="gr31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70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2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47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3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5.977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71cm" svg:stroke-color="#3a5f8b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2.45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26cm" svg:stroke-color="#c0504d" draw:marker-end="msArrowEnd_20_5" draw:marker-end-width="0.21cm" draw:marker-end-center="false" draw:fill="none" draw:textarea-vertical-align="top" draw:auto-grow-height="false" fo:min-height="0cm" fo:min-width="4.063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8.874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8.894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26cm" svg:stroke-color="#c0504d" draw:marker-end="msArrowEnd_20_5" draw:marker-end-width="0.21cm" draw:marker-end-center="false" draw:fill="none" draw:textarea-vertical-align="top" draw:auto-grow-height="false" fo:min-height="0cm" fo:min-width="4.028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5.94cm" fo:padding-top="0.125cm" fo:padding-bottom="0.125cm" fo:padding-left="0.25cm" fo:padding-right="0.25cm" fo:wrap-option="wrap"/>
    </style:style>
    <style:style style:name="gr4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4.151cm" fo:padding-top="0.125cm" fo:padding-bottom="0.125cm" fo:padding-left="0.25cm" fo:padding-right="0.25cm" fo:wrap-option="wrap"/>
    </style:style>
    <style:style style:name="gr4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4.15cm" fo:padding-top="0.125cm" fo:padding-bottom="0.125cm" fo:padding-left="0.25cm" fo:padding-right="0.25cm" fo:wrap-option="wrap"/>
    </style:style>
    <style:style style:name="gr5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70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3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47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4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2.73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5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1.68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7" style:family="graphic" style:parent-style-name="standard" style:list-style-name="L3">
      <style:graphic-properties draw:stroke="solid" svg:stroke-width="0.071cm" svg:stroke-color="#3a5f8b" draw:fill="solid" draw:fill-color="#ff0000" draw:textarea-vertical-align="middle" draw:auto-grow-height="false" draw:fit-to-size="false" style:shrink-to-fit="false" fo:min-height="0.776cm" fo:min-width="1.431cm" fo:padding-top="0.125cm" fo:padding-bottom="0.125cm" fo:padding-left="0.25cm" fo:padding-right="0.25cm" fo:wrap-option="wrap"/>
    </style:style>
    <style:style style:name="gr58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2.45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8.893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8.872cm" fo:padding-top="0.125cm" fo:padding-bottom="0.125cm" fo:padding-left="0.25cm" fo:padding-right="0.25cm" fo:wrap-option="wrap"/>
    </style:style>
    <style:style style:name="gr6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none" svg:stroke-width="0cm" svg:stroke-color="#000000" draw:fill="none" draw:fill-color="#000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9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90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0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39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1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35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2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1.68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4" style:family="graphic" style:parent-style-name="standard" style:list-style-name="L3">
      <style:graphic-properties draw:stroke="solid" svg:stroke-width="0.071cm" svg:stroke-color="#3a5f8b" draw:fill="solid" draw:fill-color="#ff0000" draw:textarea-vertical-align="middle" draw:auto-grow-height="false" draw:fit-to-size="false" style:shrink-to-fit="false" fo:min-height="0.776cm" fo:min-width="1.431cm" fo:padding-top="0.125cm" fo:padding-bottom="0.125cm" fo:padding-left="0.25cm" fo:padding-right="0.25cm" fo:wrap-option="wrap"/>
    </style:style>
    <style:style style:name="gr7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026cm" svg:stroke-color="#c0504d" draw:marker-end="msArrowEnd_20_5" draw:marker-end-width="0.21cm" draw:marker-end-center="false" draw:fill="none" draw:textarea-vertical-align="top" draw:auto-grow-height="false" fo:min-height="0cm" fo:min-width="4.281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8.774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8.773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26cm" svg:stroke-color="#c0504d" draw:marker-end="msArrowEnd_20_5" draw:marker-end-width="0.21cm" draw:marker-end-center="false" draw:fill="none" draw:textarea-vertical-align="top" draw:auto-grow-height="false" fo:min-height="0cm" fo:min-width="4.286cm" fo:padding-top="0.125cm" fo:padding-bottom="0.125cm" fo:padding-left="0.25cm" fo:padding-right="0.25cm" fo:wrap-option="wrap"/>
    </style:style>
    <style:style style:name="gr8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4.116cm" fo:padding-top="0.125cm" fo:padding-bottom="0.125cm" fo:padding-left="0.25cm" fo:padding-right="0.25cm" fo:wrap-option="wrap"/>
    </style:style>
    <style:style style:name="gr8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4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2.45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5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70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6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47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7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2.73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8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1.68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0" style:family="graphic" style:parent-style-name="standard" style:list-style-name="L3">
      <style:graphic-properties draw:stroke="solid" svg:stroke-width="0.071cm" svg:stroke-color="#3a5f8b" draw:fill="solid" draw:fill-color="#ff0000" draw:textarea-vertical-align="middle" draw:auto-grow-height="false" draw:fit-to-size="false" style:shrink-to-fit="false" fo:min-height="0.776cm" fo:min-width="1.431cm" fo:padding-top="0.125cm" fo:padding-bottom="0.125cm" fo:padding-left="0.25cm" fo:padding-right="0.25cm" fo:wrap-option="wrap"/>
    </style:style>
    <style:style style:name="gr91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2.65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solid" svg:stroke-width="0.026cm" svg:stroke-color="#c0504d" draw:marker-end="msArrowEnd_20_5" draw:marker-end-width="0.21cm" draw:marker-end-center="false" draw:fill="none" draw:textarea-vertical-align="top" draw:auto-grow-height="false" fo:min-height="0cm" fo:min-width="4.248cm" fo:padding-top="0.125cm" fo:padding-bottom="0.125cm" fo:padding-left="0.25cm" fo:padding-right="0.25cm" fo:wrap-option="wrap"/>
    </style:style>
    <style:style style:name="gr94" style:family="graphic" style:parent-style-name="standard">
      <style:graphic-properties draw:stroke="solid" svg:stroke-width="0.026cm" svg:stroke-color="#c0504d" draw:marker-end="msArrowEnd_20_5" draw:marker-end-width="0.21cm" draw:marker-end-center="false" draw:fill="none" draw:textarea-vertical-align="top" draw:auto-grow-height="false" fo:min-height="0cm" fo:min-width="4.218cm" fo:padding-top="0.125cm" fo:padding-bottom="0.125cm" fo:padding-left="0.25cm" fo:padding-right="0.25cm" fo:wrap-option="wrap"/>
    </style:style>
    <style:style style:name="gr9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9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70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0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47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1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2.73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2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1.68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4" style:family="graphic" style:parent-style-name="standard" style:list-style-name="L3">
      <style:graphic-properties draw:stroke="solid" svg:stroke-width="0.071cm" svg:stroke-color="#3a5f8b" draw:fill="solid" draw:fill-color="#ff0000" draw:textarea-vertical-align="middle" draw:auto-grow-height="false" draw:fit-to-size="false" style:shrink-to-fit="false" fo:min-height="0.776cm" fo:min-width="1.431cm" fo:padding-top="0.125cm" fo:padding-bottom="0.125cm" fo:padding-left="0.25cm" fo:padding-right="0.25cm" fo:wrap-option="wrap"/>
    </style:style>
    <style:style style:name="gr105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2.45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7" style:family="graphic" style:parent-style-name="standard">
      <style:graphic-properties draw:stroke="solid" svg:stroke-width="0.026cm" svg:stroke-color="#c0504d" draw:marker-end="msArrowEnd_20_5" draw:marker-end-width="0.21cm" draw:marker-end-center="false" draw:fill="none" draw:textarea-vertical-align="top" draw:auto-grow-height="false" fo:min-height="0cm" fo:min-width="4.253cm" fo:padding-top="0.125cm" fo:padding-bottom="0.125cm" fo:padding-left="0.25cm" fo:padding-right="0.25cm" fo:wrap-option="wrap"/>
    </style:style>
    <style:style style:name="gr10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1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8.803cm" fo:padding-top="0.125cm" fo:padding-bottom="0.125cm" fo:padding-left="0.25cm" fo:padding-right="0.25cm" fo:wrap-option="wrap"/>
    </style:style>
    <style:style style:name="gr112" style:family="graphic" style:parent-style-name="standard">
      <style:graphic-properties draw:stroke="solid" svg:stroke-width="0.026cm" svg:stroke-color="#c0504d" draw:marker-end="msArrowEnd_20_5" draw:marker-end-width="0.21cm" draw:marker-end-center="false" draw:fill="none" draw:textarea-vertical-align="top" draw:auto-grow-height="false" fo:min-height="0cm" fo:min-width="4.283cm" fo:padding-top="0.125cm" fo:padding-bottom="0.125cm" fo:padding-left="0.25cm" fo:padding-right="0.25cm" fo:wrap-option="wrap"/>
    </style:style>
    <style:style style:name="gr113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8.81cm" fo:padding-top="0.125cm" fo:padding-bottom="0.125cm" fo:padding-left="0.25cm" fo:padding-right="0.25cm" fo:wrap-option="wrap"/>
    </style:style>
    <style:style style:name="gr11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6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5.947cm" fo:padding-top="0.125cm" fo:padding-bottom="0.125cm" fo:padding-left="0.25cm" fo:padding-right="0.25cm" fo:wrap-option="wrap"/>
    </style:style>
    <style:style style:name="gr11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8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90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9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39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20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35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21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1.68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2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3" style:family="graphic" style:parent-style-name="standard" style:list-style-name="L3">
      <style:graphic-properties draw:stroke="solid" svg:stroke-width="0.071cm" svg:stroke-color="#3a5f8b" draw:fill="solid" draw:fill-color="#ff0000" draw:textarea-vertical-align="middle" draw:auto-grow-height="false" draw:fit-to-size="false" style:shrink-to-fit="false" fo:min-height="0.776cm" fo:min-width="1.431cm" fo:padding-top="0.125cm" fo:padding-bottom="0.125cm" fo:padding-left="0.25cm" fo:padding-right="0.25cm" fo:wrap-option="wrap"/>
    </style:style>
    <style:style style:name="gr124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5.978cm" fo:padding-top="0.125cm" fo:padding-bottom="0.125cm" fo:padding-left="0.25cm" fo:padding-right="0.25cm" fo:wrap-option="wrap"/>
    </style:style>
    <style:style style:name="gr12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8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2.45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2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1" style:family="graphic" style:parent-style-name="standard">
      <style:graphic-properties draw:stroke="dash" draw:stroke-dash="Fine_20_Dashed" svg:stroke-width="0.026cm" svg:stroke-color="#000000" draw:marker-end="msArrowEnd_20_5" draw:marker-end-width="0.21cm" draw:marker-end-center="false" draw:fill="none" draw:textarea-vertical-align="top" draw:auto-grow-height="false" fo:min-height="0cm" fo:min-width="15.197cm" fo:padding-top="0.125cm" fo:padding-bottom="0.125cm" fo:padding-left="0.25cm" fo:padding-right="0.25cm" fo:wrap-option="wrap"/>
    </style:style>
    <style:style style:name="gr13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3" style:family="graphic" style:parent-style-name="standard">
      <style:graphic-properties draw:stroke="dash" draw:stroke-dash="Ultrafine_20_Dashed" svg:stroke-width="0.026cm" svg:stroke-color="#c0504d" draw:marker-end="msArrowEnd_20_5" draw:marker-end-width="0.21cm" draw:marker-end-center="false" draw:fill="none" draw:textarea-vertical-align="top" draw:auto-grow-height="false" fo:min-height="0cm" fo:min-width="4.3cm" fo:padding-top="0.125cm" fo:padding-bottom="0.125cm" fo:padding-left="0.25cm" fo:padding-right="0.25cm" fo:wrap-option="wrap"/>
    </style:style>
    <style:style style:name="gr134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90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35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59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36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35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37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1.68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3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9" style:family="graphic" style:parent-style-name="standard" style:list-style-name="L3">
      <style:graphic-properties draw:stroke="solid" svg:stroke-width="0.071cm" svg:stroke-color="#3a5f8b" draw:fill="solid" draw:fill-color="#ff0000" draw:textarea-vertical-align="middle" draw:auto-grow-height="false" draw:fit-to-size="false" style:shrink-to-fit="false" fo:min-height="0.776cm" fo:min-width="1.431cm" fo:padding-top="0.125cm" fo:padding-bottom="0.125cm" fo:padding-left="0.25cm" fo:padding-right="0.25cm" fo:wrap-option="wrap"/>
    </style:style>
    <style:style style:name="gr14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3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2.45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44" style:family="graphic" style:parent-style-name="standard">
      <style:graphic-properties draw:stroke="none" svg:stroke-color="#000000" draw:fill="none" draw:fill-color="#ffffff" draw:auto-grow-height="true" draw:auto-grow-width="false" fo:max-height="0cm" fo:min-height="12.403cm"/>
    </style:style>
    <style:style style:name="gr145" style:family="graphic" style:parent-style-name="standard">
      <style:graphic-properties draw:stroke="none" svg:stroke-color="#000000" draw:fill="none" draw:fill-color="#ffffff" draw:auto-grow-height="true" draw:auto-grow-width="false" fo:max-height="0cm" fo:min-height="3.499cm"/>
    </style:style>
    <style:style style:name="gr146" style:family="graphic" style:parent-style-name="standard">
      <style:graphic-properties draw:stroke="none" svg:stroke-color="#000000" draw:fill="none" draw:fill-color="#ffffff" draw:auto-grow-height="true" draw:auto-grow-width="false" fo:max-height="0cm" fo:min-height="1.849cm"/>
    </style:style>
    <style:style style:name="gr147" style:family="graphic" style:parent-style-name="standard">
      <style:graphic-properties draw:stroke="none" svg:stroke-color="#000000" draw:fill="none" draw:fill-color="#ffffff" draw:auto-grow-height="true" draw:auto-grow-width="false" fo:max-height="0cm" fo:min-height="1.591cm"/>
    </style:style>
    <style:style style:name="gr148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149" style:family="graphic" style:parent-style-name="standard">
      <style:graphic-properties draw:stroke="none" svg:stroke-color="#000000" draw:fill="none" draw:fill-color="#ffffff" draw:auto-grow-height="true" draw:auto-grow-width="false" fo:max-height="0cm" fo:min-height="2.227cm"/>
    </style:style>
    <style:style style:name="gr150" style:family="graphic" style:parent-style-name="standard">
      <style:graphic-properties draw:stroke="none" svg:stroke-color="#000000" draw:fill="none" draw:fill-color="#ffffff" draw:auto-grow-height="true" draw:auto-grow-width="false" fo:max-height="0cm" fo:min-height="2.863cm"/>
    </style:style>
    <style:style style:name="gr15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3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draw:auto-grow-height="true" fo:min-height="13.364cm"/>
    </style:style>
    <style:style style:name="pr4" style:family="presentation" style:parent-style-name="Title_20_and_20_Content-title">
      <style:graphic-properties fo:min-height="3.174cm"/>
    </style:style>
    <style:style style:name="pr5" style:family="presentation" style:parent-style-name="Title_20_and_20_Content-notes">
      <style:graphic-properties draw:fill-color="#ffffff" draw:auto-grow-height="true" fo:min-height="13.364cm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Title_20_and_20_Content-title">
      <style:graphic-properties draw:auto-grow-height="true" fo:min-height="1.937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666666"/>
      <style:paragraph-properties fo:text-align="center"/>
      <style:text-properties fo:color="#ffffff" fo:font-size="18pt" fo:background-color="#ffffff"/>
    </style:style>
    <style:style style:name="P9" style:family="paragraph">
      <loext:graphic-properties draw:fill-color="#b2b2b2"/>
      <style:paragraph-properties fo:text-align="center"/>
      <style:text-properties fo:color="#ffffff"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fo:color="#ffffff" fo:font-size="15pt" style:font-size-asian="15pt" style:font-size-complex="15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4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3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5" style:family="paragraph">
      <loext:graphic-properties draw:fill="none" draw:fill-color="#000000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style:text-properties fo:color="#ffffff"/>
    </style:style>
    <style:style style:name="P27" style:family="paragraph">
      <loext:graphic-properties draw:fill="none" draw:fill-color="#ffffff"/>
      <style:text-properties fo:font-size="8pt" style:font-size-asian="18pt" style:font-size-complex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size="32pt"/>
    </style:style>
    <style:style style:name="T3" style:family="text">
      <style:text-properties fo:color="#ffffff" fo:font-size="18pt"/>
    </style:style>
    <style:style style:name="T4" style:family="text">
      <style:text-properties fo:color="#ffffff" fo:font-size="15pt" style:font-size-asian="15pt" style:font-size-complex="15pt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ed1c24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2pt" fo:letter-spacing="normal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text-position="0% 100%" style:font-name="Calibri" fo:font-size="16pt" fo:letter-spacing="normal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/>
    </style:style>
    <style:style style:name="T15" style:family="text">
      <style:text-properties fo:font-size="8pt" style:font-size-asian="18pt" style:font-size-complex="18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RIC Subscription </text:span><text:span text:style-name="T1">Manager</text:span><text:span text:style-name="T1"><text:line-break/></text:span><text:span text:style-name="T1">User-Guide </text:span><text:span text:style-name="T1">pictures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Take screen </text:span><text:span text:style-name="T2">shot from </text:span><text:span text:style-name="T2">each picture in </text:span><text:span text:style-name="T2">this document </text:span><text:span text:style-name="T2">and create </text:span><text:span text:style-name="T2">picture_name.</text:span><text:span text:style-name="T2">png file from </text:span><text:span text:style-name="T2">that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custom-shape draw:style-name="gr2" draw:text-style-name="P6" draw:layer="layout" svg:width="23.13cm" svg:height="13.4cm" svg:x="1.27cm" svg:y="4.1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2.859cm" svg:height="3.174cm" svg:x="1.27cm" svg:y="0.763cm" presentation:class="title" presentation:user-transformed="true">
          <draw:text-box>
            <text:p>PlaceInRICSoftwareArchitecture.png</text:p>
          </draw:text-box>
        </draw:frame>
        <draw:custom-shape draw:style-name="gr3" draw:text-style-name="P8" draw:layer="layout" svg:width="4.6cm" svg:height="2.4cm" svg:x="4.4cm" svg:y="9.2cm">
          <text:p text:style-name="P7"><text:span text:style-name="T3">xApp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4.6cm" svg:height="2.4cm" svg:x="10.6cm" svg:y="9.2cm">
          <text:p text:style-name="P7"><text:span text:style-name="T3">S</text:span><text:span text:style-name="T3">u</text:span><text:span text:style-name="T3">b</text:span><text:span text:style-name="T3">s</text:span><text:span text:style-name="T3">c</text:span><text:span text:style-name="T3">r</text:span><text:span text:style-name="T3">i</text:span><text:span text:style-name="T3">p</text:span><text:span text:style-name="T3">t</text:span><text:span text:style-name="T3">i</text:span><text:span text:style-name="T3">o</text:span><text:span text:style-name="T3">n</text:span></text:p>
          <text:p text:style-name="P7"><text:span text:style-name="T3">M</text:span><text:span text:style-name="T3">a</text:span><text:span text:style-name="T3">n</text:span><text:span text:style-name="T3">a</text:span><text:span text:style-name="T3">g</text:span><text:span text:style-name="T3">e</text:span><text:span text:style-name="T3">r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4.6cm" svg:height="2.4cm" svg:x="17cm" svg:y="9.2cm">
          <text:p text:style-name="P7"><text:span text:style-name="T3">E</text:span><text:span text:style-name="T3">2</text:span><text:span text:style-name="T3"> </text:span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a</text:span><text:span text:style-name="T3">t</text:span><text:span text:style-name="T3">i</text:span><text:span text:style-name="T3">o</text:span><text:span text:style-name="T3">n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4.6cm" svg:height="2.4cm" svg:x="10.6cm" svg:y="5cm">
          <text:p text:style-name="P7"><text:span text:style-name="T3">Routing</text:span></text:p>
          <text:p text:style-name="P7"><text:span text:style-name="T3">Manger</text:span></text:p>
          <draw:enhanced-geometry svg:viewBox="0 0 21600 21600" draw:type="rectangle" draw:enhanced-path="M 0 0 L 21600 0 21600 21600 0 21600 0 0 Z N"/>
        </draw:custom-shape>
        <draw:line draw:style-name="gr5" draw:text-style-name="P10" draw:layer="layout" svg:x1="13cm" svg:y1="7.4cm" svg:x2="13cm" svg:y2="9.2cm">
          <text:p/>
        </draw:line>
        <draw:line draw:style-name="gr5" draw:text-style-name="P10" draw:layer="layout" svg:x1="9cm" svg:y1="10.4cm" svg:x2="10.6cm" svg:y2="10.4cm">
          <text:p/>
        </draw:line>
        <draw:line draw:style-name="gr5" draw:text-style-name="P10" draw:layer="layout" svg:x1="4.4cm" svg:y1="13.6cm" svg:x2="21.6cm" svg:y2="13.6cm">
          <text:p/>
        </draw:line>
        <draw:line draw:style-name="gr5" draw:text-style-name="P10" draw:layer="layout" svg:x1="6.6cm" svg:y1="11.6cm" svg:x2="6.6cm" svg:y2="13.6cm">
          <text:p/>
        </draw:line>
        <draw:line draw:style-name="gr5" draw:text-style-name="P10" draw:layer="layout" svg:x1="19.6cm" svg:y1="11.6cm" svg:x2="19.6cm" svg:y2="13.6cm">
          <text:p/>
        </draw:line>
        <draw:line draw:style-name="gr5" draw:text-style-name="P10" draw:layer="layout" svg:x1="13.2cm" svg:y1="11.6cm" svg:x2="13.2cm" svg:y2="13.6cm">
          <text:p/>
        </draw:line>
        <draw:custom-shape draw:style-name="gr6" draw:text-style-name="P11" draw:layer="layout" svg:width="3.2cm" svg:height="2cm" svg:x="5.2cm" svg:y="5.4cm">
          <text:p text:style-name="P7"><text:span text:style-name="T4">REST</text:span></text:p>
          <text:p text:style-name="P7"><text:span text:style-name="T4">interfa</text:span><text:span text:style-name="T4">ce</text:span></text:p>
          <draw:enhanced-geometry svg:viewBox="0 0 21600 21600" draw:text-areas="800 800 20800 20800" draw:type="round-rectangular-callout" draw:modifiers="2921.83692596064 27008.0959520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7" draw:text-style-name="P10" draw:layer="layout" svg:x1="13cm" svg:y1="8.6cm" svg:x2="8.4cm" svg:y2="7.2cm">
          <text:p/>
        </draw:line>
        <draw:line draw:style-name="gr7" draw:text-style-name="P10" draw:layer="layout" svg:x1="9.8cm" svg:y1="10.4cm" svg:x2="8.4cm" svg:y2="7.2cm">
          <text:p/>
        </draw:line>
        <draw:custom-shape draw:style-name="gr6" draw:text-style-name="P11" draw:layer="layout" svg:width="3.2cm" svg:height="2cm" svg:x="18.4cm" svg:y="14.4cm">
          <text:p text:style-name="P7"><text:span text:style-name="T4">RMR</text:span></text:p>
          <text:p text:style-name="P7"><text:span text:style-name="T4">interface</text:span></text:p>
          <draw:enhanced-geometry svg:viewBox="0 0 21600 21600" draw:text-areas="800 800 20800 20800" draw:type="round-rectangular-callout" draw:modifiers="2921.83692596064 27008.0959520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7" draw:text-style-name="P10" draw:layer="layout" svg:x1="18.4cm" svg:y1="15cm" svg:x2="13.763cm" svg:y2="13.613cm">
          <text:p/>
        </draw:line>
        <presentation:notes draw:style-name="dp3">
          <draw:page-thumbnail draw:style-name="gr1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1.481cm" svg:x="1.27cm" svg:y="0.121cm" presentation:class="title" presentation:user-transformed="true">
          <draw:text-box>
            <text:p text:style-name="P1"><text:span text:style-name="T1">S</text:span><text:span text:style-name="T1">u</text:span><text:span text:style-name="T1">c</text:span><text:span text:style-name="T1">c</text:span><text:span text:style-name="T1">e</text:span><text:span text:style-name="T1">s</text:span><text:span text:style-name="T1">s</text:span><text:span text:style-name="T1">f</text:span><text:span text:style-name="T1">u</text:span><text:span text:style-name="T1">l</text:span><text:span text:style-name="T1">_</text:span><text:span text:style-name="T1">S</text:span><text:span text:style-name="T1">u</text:span><text:span text:style-name="T1">b</text:span><text:span text:style-name="T1">s</text:span><text:span text:style-name="T1">c</text:span><text:span text:style-name="T1">r</text:span><text:span text:style-name="T1">i</text:span><text:span text:style-name="T1">p</text:span><text:span text:style-name="T1">t</text:span><text:span text:style-name="T1">i</text:span><text:span text:style-name="T1">o</text:span><text:span text:style-name="T1">n</text:span><text:span text:style-name="T1">.</text:span><text:span text:style-name="T1">p</text:span><text:span text:style-name="T1">n</text:span><text:span text:style-name="T1">g</text:span></text:p>
          </draw:text-box>
        </draw:frame>
        <draw:custom-shape draw:name="Rectangle 4" draw:style-name="gr8" draw:text-style-name="P14" draw:layer="layout" svg:width="4.4cm" svg:height="2.033cm" svg:x="7.1cm" svg:y="1.817cm">
          <text:p text:style-name="P13"><text:span text:style-name="T5">Subscription </text:span><text:span text:style-name="T5">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" draw:text-style-name="P14" draw:layer="layout" svg:width="3.894cm" svg:height="2.033cm" svg:x="16.706cm" svg:y="1.817cm">
          <text:p text:style-name="P13"><text:span text:style-name="T5">E2 Termin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0" draw:text-style-name="P14" draw:layer="layout" svg:width="3.852cm" svg:height="2.033cm" svg:x="12.048cm" svg:y="1.817cm">
          <text:p text:style-name="P13"><text:span text:style-name="T5">Routing</text:span></text:p>
          <text:p text:style-name="P13"><text:span text:style-name="T5">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1" draw:text-style-name="P14" draw:layer="layout" svg:width="2.188cm" svg:height="2.033cm" svg:x="1.714cm" svg:y="1.817cm">
          <text:p text:style-name="P13"><text:span text:style-name="T5">x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12" draw:text-style-name="P16" draw:layer="layout" svg:width="6.972cm" svg:height="0.758cm" svg:x="2.853cm" svg:y="4.489cm">
          <text:p text:style-name="P15"><text:span text:style-name="T6">REST </text:span><text:span text:style-name="T6">SUBSCRIPTION </text:span><text:span text:style-name="T6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" draw:style-name="gr13" draw:text-style-name="P17" draw:layer="layout" svg:x1="2.903cm" svg:y1="3.851cm" svg:x2="2.903cm" svg:y2="14.6cm">
          <text:p/>
        </draw:line>
        <draw:line draw:name="Straight Connector 37" draw:style-name="gr13" draw:text-style-name="P17" draw:layer="layout" svg:x1="9.38cm" svg:y1="3.851cm" svg:x2="9.38cm" svg:y2="14.6cm">
          <text:p/>
        </draw:line>
        <draw:custom-shape draw:name="Straight Arrow Connector 38" draw:style-name="gr14" draw:text-style-name="P17" draw:layer="layout" svg:width="6.476cm" svg:height="0.001cm" svg:x="2.904cm" svg:y="5.2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9" draw:style-name="gr15" draw:text-style-name="P18" draw:layer="layout" svg:width="1.93cm" svg:height="1.025cm" svg:x="8.38cm" svg:y="6.613cm">
          <text:p text:style-name="P13"><text:span text:style-name="T7"><text:s/></text:span><text:span text:style-name="T7">Logi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6" draw:text-style-name="P14" draw:layer="layout" svg:width="3.229cm" svg:height="2.033cm" svg:x="21.408cm" svg:y="1.817cm">
          <text:p text:style-name="P13"><text:span text:style-name="T5">E2 N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" draw:style-name="gr13" draw:text-style-name="P17" draw:layer="layout" svg:x1="14.031cm" svg:y1="3.851cm" svg:x2="13.985cm" svg:y2="14.6cm">
          <text:p/>
        </draw:line>
        <draw:line draw:name="Straight Connector 52" draw:style-name="gr13" draw:text-style-name="P17" draw:layer="layout" svg:x1="18.655cm" svg:y1="3.851cm" svg:x2="18.655cm" svg:y2="14.6cm">
          <text:p/>
        </draw:line>
        <draw:line draw:name="Straight Connector 53" draw:style-name="gr13" draw:text-style-name="P17" draw:layer="layout" svg:x1="23.041cm" svg:y1="3.854cm" svg:x2="23.035cm" svg:y2="14.6cm">
          <text:p/>
        </draw:line>
        <draw:custom-shape draw:name="TextBox 54" draw:style-name="gr17" draw:text-style-name="P16" draw:layer="layout" svg:width="6.668cm" svg:height="0.758cm" svg:x="9.381cm" svg:y="8.6cm">
          <text:p text:style-name="P15"><text:span text:style-name="T6">RIC SUBSCRIPTION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5" draw:style-name="gr18" draw:text-style-name="P17" draw:layer="layout" svg:width="4.441cm" svg:height="0.015cm" svg:x="18.6cm" svg:y="9.3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6" draw:style-name="gr19" draw:text-style-name="P17" draw:layer="layout" svg:width="9.3cm" svg:height="0.003cm" svg:x="9.381cm" svg:y="9.38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1" draw:style-name="gr19" draw:text-style-name="P17" draw:layer="layout" svg:width="9.3cm" svg:height="0.008cm" draw:transform="rotate (-3.14159265358979) translate (18.65cm 10.6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4" draw:style-name="gr20" draw:text-style-name="P17" draw:layer="layout" svg:width="4.354cm" svg:height="0.001cm" draw:transform="rotate (-3.14159265358979) translate (23.036cm 10.667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5" draw:style-name="gr14" draw:text-style-name="P17" draw:layer="layout" svg:width="6.476cm" svg:height="0.003cm" draw:transform="rotate (-3.14159265358979) translate (9.381cm 6.29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8" draw:style-name="gr21" draw:text-style-name="P16" draw:layer="layout" svg:width="6.95cm" svg:height="0.758cm" svg:x="9.35cm" svg:y="9.932cm">
          <text:p text:style-name="P15"><text:span text:style-name="T6">RIC SUBSCRIPTION RESPON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9" draw:style-name="gr22" draw:text-style-name="P17" draw:layer="layout" svg:width="4.653cm" svg:height="0.005cm" svg:x="9.38cm" svg:y="8.3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4" draw:style-name="gr23" draw:text-style-name="P16" draw:layer="layout" svg:width="3.752cm" svg:height="0.758cm" svg:x="9.348cm" svg:y="7.639cm">
          <text:p text:style-name="P15"><text:span text:style-name="T6">Route cre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24" draw:text-style-name="P16" draw:layer="layout" svg:width="7.395cm" svg:height="0.758cm" svg:x="2.8cm" svg:y="5.4cm">
          <text:p text:style-name="P15"><text:span text:style-name="T6">REST SUBSCRIPTION RESPON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1" draw:style-name="gr25" draw:text-style-name="P16" draw:layer="layout" svg:width="24.129cm" svg:height="7.437cm" svg:x="0.828cm" svg:y="11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5" draw:style-name="gr14" draw:text-style-name="P17" draw:layer="layout" svg:width="6.476cm" svg:height="0.003cm" draw:transform="rotate (-3.14159265358979) translate (9.381cm 11.89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5" draw:style-name="gr26" draw:text-style-name="P16" draw:layer="layout" svg:width="8cm" svg:height="0.758cm" svg:x="2.8cm" svg:y="11.1cm">
          <text:p text:style-name="P15"><text:span text:style-name="T6">REST SUBSCRIPTION NOTIFICATIO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27" draw:text-style-name="P16" draw:layer="layout" svg:width="1.4cm" svg:height="0.758cm" svg:x="11.3cm" svg:y="12.4cm">
          <text:p text:style-name="P15"><text:span text:style-name="T6">. . .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28" draw:text-style-name="P16" draw:layer="layout" svg:width="8cm" svg:height="0.758cm" svg:x="2.8cm" svg:y="12.8cm">
          <text:p text:style-name="P15"><text:span text:style-name="T6">RIC INDICATIO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5" draw:style-name="gr29" draw:text-style-name="P17" draw:layer="layout" svg:width="15.75cm" svg:height="0.001cm" draw:transform="rotate (-3.14159265358979) translate (18.655cm 13.59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4" draw:style-name="gr30" draw:text-style-name="P17" draw:layer="layout" svg:width="4.354cm" svg:height="0.001cm" draw:transform="rotate (-3.14159265358979) translate (23.036cm 13.568cm)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3">
          <draw:page-thumbnail draw:name="Slide Image Placeholder 1" draw:style-name="gr1" draw:layer="layout" svg:width="14.848cm" svg:height="11.136cm" svg:x="3.075cm" svg:y="2.257cm" draw:page-number="3" presentation:class="page"/>
          <draw:frame draw:name="Notes Placeholder 2" presentation:style-name="pr7" draw:text-style-name="P20" draw:layer="layout" svg:width="15.239cm" svg:height="11.429cm" svg:x="1.905cm" svg:y="12.065cm" presentation:class="notes" presentation:user-transformed="true">
            <draw:text-box>
              <text:p text:style-name="P19"><text:span text:style-name="T8"/></text:p>
              <text:p text:style-name="P19"><text:span text:style-name="T8"/></text:p>
            </draw:text-box>
          </draw:frame>
          <draw:frame draw:name="Slide Number Placeholder 3" presentation:style-name="pr8" draw:text-style-name="P22" draw:layer="layout" svg:width="8.254cm" svg:height="1.269cm" svg:x="10.791cm" svg:y="24.126cm" presentation:class="page-number" presentation:user-transformed="true">
            <draw:text-box>
              <text:p text:style-name="P21"><text:span text:style-name="T9"><text:page-number>&lt;numero&gt;</text:page-number></text:span></text:p>
            </draw:text-box>
          </draw:frame>
        </presentation:notes>
      </draw:page>
      <draw:page draw:name="Subscription flow – rainy day (1/2)" draw:style-name="dp1" draw:master-page-name="Title_20_and_20_Conten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1.481cm" svg:x="1.27cm" svg:y="0.549cm" presentation:class="title" presentation:user-transformed="true">
          <draw:text-box>
            <text:p text:style-name="P1"><text:span text:style-name="T1">S</text:span><text:span text:style-name="T1">u</text:span><text:span text:style-name="T1">b</text:span><text:span text:style-name="T1">s</text:span><text:span text:style-name="T1">c</text:span><text:span text:style-name="T1">r</text:span><text:span text:style-name="T1">i</text:span><text:span text:style-name="T1">p</text:span><text:span text:style-name="T1">t</text:span><text:span text:style-name="T1">i</text:span><text:span text:style-name="T1">o</text:span><text:span text:style-name="T1">n</text:span><text:span text:style-name="T1">_</text:span><text:span text:style-name="T1">F</text:span><text:span text:style-name="T1">a</text:span><text:span text:style-name="T1">il</text:span><text:span text:style-name="T1">u</text:span><text:span text:style-name="T1">r</text:span><text:span text:style-name="T1">e</text:span><text:span text:style-name="T1">.</text:span><text:span text:style-name="T1">p</text:span><text:span text:style-name="T1">n</text:span><text:span text:style-name="T1">g</text:span></text:p>
          </draw:text-box>
        </draw:frame>
        <draw:custom-shape draw:name="Rectangle 4" draw:style-name="gr31" draw:text-style-name="P14" draw:layer="layout" svg:width="4.2cm" svg:height="2.033cm" svg:x="7.6cm" svg:y="2.887cm">
          <text:p text:style-name="P13"><text:span text:style-name="T5">Subscription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2" draw:text-style-name="P14" draw:layer="layout" svg:width="3.974cm" svg:height="2.033cm" svg:x="17.026cm" svg:y="2.887cm">
          <text:p text:style-name="P13"><text:span text:style-name="T5">E2 Termin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33" draw:text-style-name="P14" draw:layer="layout" svg:width="3.232cm" svg:height="2.033cm" svg:x="12.669cm" svg:y="2.887cm">
          <text:p text:style-name="P13"><text:span text:style-name="T5">Routing</text:span></text:p>
          <text:p text:style-name="P13"><text:span text:style-name="T5">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33" draw:text-style-name="P23" draw:layer="layout" svg:width="2.188cm" svg:height="2.033cm" svg:x="2.034cm" svg:y="2.887cm">
          <text:p text:style-name="P13"><text:span text:style-name="T5">x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34" draw:text-style-name="P16" draw:layer="layout" svg:width="6.972cm" svg:height="0.758cm" svg:x="3.146cm" svg:y="5.64cm">
          <text:p text:style-name="P15"><text:span text:style-name="T6">REST SUBSCRIPTION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" draw:style-name="gr13" draw:text-style-name="P17" draw:layer="layout" svg:x1="3.224cm" svg:y1="4.92cm" svg:x2="3.224cm" svg:y2="15.4cm">
          <text:p/>
        </draw:line>
        <draw:line draw:name="Straight Connector 37" draw:style-name="gr13" draw:text-style-name="P17" draw:layer="layout" svg:x1="9.696cm" svg:y1="4.92cm" svg:x2="9.66cm" svg:y2="15.4cm">
          <text:p/>
        </draw:line>
        <draw:custom-shape draw:name="Straight Arrow Connector 38" draw:style-name="gr35" draw:text-style-name="P17" draw:layer="layout" svg:width="6.477cm" svg:height="0.003cm" svg:x="3.224cm" svg:y="6.3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9" draw:style-name="gr36" draw:text-style-name="P18" draw:layer="layout" svg:width="1.93cm" svg:height="1.025cm" svg:x="8.701cm" svg:y="8.135cm">
          <text:p text:style-name="P13"><text:span text:style-name="T7"><text:s/></text:span><text:span text:style-name="T7">Logi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37" draw:text-style-name="P14" draw:layer="layout" svg:width="2.957cm" svg:height="2.033cm" svg:x="22.2cm" svg:y="2.887cm">
          <text:p text:style-name="P13"><text:span text:style-name="T5">E2 N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" draw:style-name="gr13" draw:text-style-name="P17" draw:layer="layout" svg:x1="14.346cm" svg:y1="4.92cm" svg:x2="14.311cm" svg:y2="15.4cm">
          <text:p/>
        </draw:line>
        <draw:line draw:name="Straight Connector 52" draw:style-name="gr13" draw:text-style-name="P17" draw:layer="layout" svg:x1="19.076cm" svg:y1="4.92cm" svg:x2="19.112cm" svg:y2="15.4cm">
          <text:p/>
        </draw:line>
        <draw:line draw:name="Straight Connector 53" draw:style-name="gr13" draw:text-style-name="P17" draw:layer="layout" svg:x1="23.654cm" svg:y1="4.92cm" svg:x2="23.618cm" svg:y2="15.4cm">
          <text:p/>
        </draw:line>
        <draw:custom-shape draw:name="TextBox 54" draw:style-name="gr38" draw:text-style-name="P16" draw:layer="layout" svg:width="6.726cm" svg:height="0.758cm" svg:x="9.674cm" svg:y="10.377cm">
          <text:p text:style-name="P15"><text:span text:style-name="T6">RIC SUBSCRIPTION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5" draw:style-name="gr39" draw:text-style-name="P17" draw:layer="layout" svg:width="4.563cm" svg:height="0.022cm" svg:x="19.096cm" svg:y="11.0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6" draw:style-name="gr40" draw:text-style-name="P17" draw:layer="layout" svg:width="9.374cm" svg:height="0.001cm" svg:x="9.702cm" svg:y="11.0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1" draw:style-name="gr41" draw:text-style-name="P17" draw:layer="layout" svg:width="9.394cm" svg:height="0.019cm" draw:transform="rotate (-3.14159265358979) translate (19.096cm 12.37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4" draw:style-name="gr42" draw:text-style-name="P17" draw:layer="layout" svg:width="4.528cm" svg:height="0.001cm" draw:transform="rotate (-3.14159265358979) translate (23.624cm 12.332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5" draw:style-name="gr43" draw:text-style-name="P17" draw:layer="layout" svg:width="6.44cm" svg:height="0.001cm" draw:transform="rotate (-3.14159265358979) translate (9.666cm 13.56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8" draw:style-name="gr44" draw:text-style-name="P16" draw:layer="layout" svg:width="6.429cm" svg:height="0.758cm" svg:x="9.571cm" svg:y="11.588cm">
          <text:p text:style-name="P15"><text:span text:style-name="T6">RIC SUBSCRIPTION FAIL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45" draw:text-style-name="P16" draw:layer="layout" svg:width="11.376cm" svg:height="0.758cm" svg:x="3.224cm" svg:y="12.826cm">
          <text:p text:style-name="P15"><text:span text:style-name="T6">REST SUBSCRIPTION NOTIFICATION (Failure cau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6" draw:text-style-name="P24" draw:layer="layout" svg:width="21.795cm" svg:height="0.927cm" svg:x="2.179cm" svg:y="15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47" draw:text-style-name="P17" draw:layer="layout" svg:width="4.651cm" svg:height="0.005cm" svg:x="9.701cm" svg:y="9.9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0" draw:style-name="gr48" draw:text-style-name="P16" draw:layer="layout" svg:width="3.369cm" svg:height="0.758cm" svg:x="9.631cm" svg:y="9.161cm">
          <text:p text:style-name="P15"><text:span text:style-name="T6">Route cre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49" draw:text-style-name="P17" draw:layer="layout" svg:width="4.65cm" svg:height="0.004cm" svg:x="9.666cm" svg:y="14.3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2" draw:style-name="gr50" draw:text-style-name="P16" draw:layer="layout" svg:width="3.498cm" svg:height="0.758cm" svg:x="9.702cm" svg:y="13.641cm">
          <text:p text:style-name="P15"><text:span text:style-name="T6">Route dele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5" draw:style-name="gr43" draw:text-style-name="P17" draw:layer="layout" svg:width="6.44cm" svg:height="0.001cm" draw:transform="rotate (-3.14159265358979) translate (9.665cm 7.56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5" draw:style-name="gr51" draw:text-style-name="P16" draw:layer="layout" svg:width="7.395cm" svg:height="0.758cm" svg:x="3.1cm" svg:y="6.7cm">
          <text:p text:style-name="P15"><text:span text:style-name="T6">REST SUBSCRIPTION RESPON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4.848cm" svg:height="11.136cm" svg:x="3.075cm" svg:y="2.257cm" draw:page-number="4" presentation:class="page"/>
          <draw:frame draw:name="Notes Placeholder 2" presentation:style-name="pr7" draw:text-style-name="P20" draw:layer="layout" svg:width="15.239cm" svg:height="11.429cm" svg:x="1.905cm" svg:y="12.065cm" presentation:class="notes" presentation:user-transformed="true">
            <draw:text-box>
              <text:p text:style-name="P19"><text:span text:style-name="T10">W</text:span><text:span text:style-name="T10">hi</text:span><text:span text:style-name="T10">ch </text:span><text:span text:style-name="T10">rul</text:span><text:span text:style-name="T10">es </text:span><text:span text:style-name="T10">sp</text:span><text:span text:style-name="T10">ec</text:span><text:span text:style-name="T10">ifi</text:span><text:span text:style-name="T10">ed </text:span><text:span text:style-name="T10">by </text:span><text:span text:style-name="T10">xA</text:span><text:span text:style-name="T10">pp </text:span><text:span text:style-name="T10">M</text:span><text:span text:style-name="T10">an</text:span><text:span text:style-name="T10">ag</text:span><text:span text:style-name="T10">er </text:span><text:span text:style-name="T10">ve</text:span><text:span text:style-name="T10">rs</text:span><text:span text:style-name="T10">us </text:span><text:span text:style-name="T10">Su</text:span><text:span text:style-name="T10">b </text:span><text:span text:style-name="T10">M</text:span><text:span text:style-name="T10">an</text:span><text:span text:style-name="T10">ag</text:span><text:span text:style-name="T10">er</text:span><text:span text:style-name="T10">?</text:span></text:p>
              <text:p text:style-name="P19"><text:span text:style-name="T10"/></text:p>
            </draw:text-box>
          </draw:frame>
          <draw:frame draw:name="Slide Number Placeholder 3" presentation:style-name="pr8" draw:text-style-name="P22" draw:layer="layout" svg:width="8.254cm" svg:height="1.269cm" svg:x="10.791cm" svg:y="24.126cm" presentation:class="page-number" presentation:user-transformed="true">
            <draw:text-box>
              <text:p text:style-name="P21"><text:span text:style-name="T9"><text:page-number>&lt;numero&gt;</text:page-number></text:span></text:p>
            </draw:text-box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1.481cm" svg:x="1.27cm" svg:y="0.549cm" presentation:class="title" presentation:user-transformed="true">
          <draw:text-box>
            <text:p text:style-name="P1"><text:span text:style-name="T1">S</text:span><text:span text:style-name="T1">u</text:span><text:span text:style-name="T1">b</text:span><text:span text:style-name="T1">s</text:span><text:span text:style-name="T1">c</text:span><text:span text:style-name="T1">r</text:span><text:span text:style-name="T1">i</text:span><text:span text:style-name="T1">p</text:span><text:span text:style-name="T1">t</text:span><text:span text:style-name="T1">i</text:span><text:span text:style-name="T1">o</text:span><text:span text:style-name="T1">n</text:span><text:span text:style-name="T1">_</text:span><text:span text:style-name="T1">T</text:span><text:span text:style-name="T1">i</text:span><text:span text:style-name="T1">m</text:span><text:span text:style-name="T1">e</text:span><text:span text:style-name="T1">o</text:span><text:span text:style-name="T1">u</text:span><text:span text:style-name="T1">t</text:span><text:span text:style-name="T1">.</text:span><text:span text:style-name="T1">p</text:span><text:span text:style-name="T1">n</text:span><text:span text:style-name="T1">g</text:span></text:p>
          </draw:text-box>
        </draw:frame>
        <draw:custom-shape draw:name="Rectangle 4" draw:style-name="gr52" draw:text-style-name="P14" draw:layer="layout" svg:width="4.2cm" svg:height="2.033cm" svg:x="7.6cm" svg:y="2.887cm">
          <text:p text:style-name="P13"><text:span text:style-name="T5">Subscription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3" draw:text-style-name="P14" draw:layer="layout" svg:width="3.974cm" svg:height="2.033cm" svg:x="17.026cm" svg:y="2.887cm">
          <text:p text:style-name="P13"><text:span text:style-name="T5">E2 Termin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54" draw:text-style-name="P14" draw:layer="layout" svg:width="3.232cm" svg:height="2.033cm" svg:x="12.669cm" svg:y="2.887cm">
          <text:p text:style-name="P13"><text:span text:style-name="T5">Routing</text:span></text:p>
          <text:p text:style-name="P13"><text:span text:style-name="T5">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55" draw:text-style-name="P23" draw:layer="layout" svg:width="2.188cm" svg:height="2.033cm" svg:x="2.034cm" svg:y="2.887cm">
          <text:p text:style-name="P13"><text:span text:style-name="T5">x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56" draw:text-style-name="P16" draw:layer="layout" svg:width="6.972cm" svg:height="0.758cm" svg:x="3.093cm" svg:y="5.613cm">
          <text:p text:style-name="P15"><text:span text:style-name="T6">REST SUBSCRIPTION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" draw:style-name="gr13" draw:text-style-name="P17" draw:layer="layout" svg:x1="3.224cm" svg:y1="4.92cm" svg:x2="3.224cm" svg:y2="16.2cm">
          <text:p/>
        </draw:line>
        <draw:line draw:name="Straight Connector 37" draw:style-name="gr13" draw:text-style-name="P17" draw:layer="layout" svg:x1="9.701cm" svg:y1="4.92cm" svg:x2="9.701cm" svg:y2="16.2cm">
          <text:p/>
        </draw:line>
        <draw:custom-shape draw:name="Straight Arrow Connector 38" draw:style-name="gr35" draw:text-style-name="P17" draw:layer="layout" svg:width="6.477cm" svg:height="0.017cm" svg:x="3.224cm" svg:y="6.3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49" draw:style-name="gr57" draw:text-style-name="P18" draw:layer="layout" svg:width="1.93cm" svg:height="1.025cm" svg:x="8.701cm" svg:y="8.035cm">
          <text:p text:style-name="P13"><text:span text:style-name="T7"><text:s/></text:span><text:span text:style-name="T7">Logi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58" draw:text-style-name="P14" draw:layer="layout" svg:width="2.957cm" svg:height="2.033cm" svg:x="22.2cm" svg:y="2.887cm">
          <text:p text:style-name="P13"><text:span text:style-name="T5">E2 N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" draw:style-name="gr13" draw:text-style-name="P17" draw:layer="layout" svg:x1="14.352cm" svg:y1="4.92cm" svg:x2="14.311cm" svg:y2="16.2cm">
          <text:p/>
        </draw:line>
        <draw:line draw:name="Straight Connector 52" draw:style-name="gr13" draw:text-style-name="P17" draw:layer="layout" svg:x1="19.076cm" svg:y1="4.92cm" svg:x2="19.098cm" svg:y2="16.2cm">
          <text:p/>
        </draw:line>
        <draw:line draw:name="Straight Connector 53" draw:style-name="gr13" draw:text-style-name="P17" draw:layer="layout" svg:x1="23.659cm" svg:y1="4.92cm" svg:x2="23.619cm" svg:y2="16.2cm">
          <text:p/>
        </draw:line>
        <draw:custom-shape draw:name="TextBox 54" draw:style-name="gr59" draw:text-style-name="P16" draw:layer="layout" svg:width="6.726cm" svg:height="0.758cm" svg:x="9.674cm" svg:y="10.277cm">
          <text:p text:style-name="P15"><text:span text:style-name="T6">RIC SUBSCRIPTION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5" draw:style-name="gr39" draw:text-style-name="P17" draw:layer="layout" svg:width="4.563cm" svg:height="0.022cm" svg:x="19.096cm" svg:y="10.9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6" draw:style-name="gr40" draw:text-style-name="P17" draw:layer="layout" svg:width="9.374cm" svg:height="0.001cm" svg:x="9.702cm" svg:y="10.9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8" draw:style-name="gr60" draw:text-style-name="P16" draw:layer="layout" svg:width="2.429cm" svg:height="0.758cm" svg:x="7.571cm" svg:y="11.688cm">
          <text:p text:style-name="P15"><text:span text:style-name="T11">Time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47" draw:text-style-name="P17" draw:layer="layout" svg:width="4.651cm" svg:height="0.001cm" svg:x="9.701cm" svg:y="9.8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0" draw:style-name="gr61" draw:text-style-name="P16" draw:layer="layout" svg:width="3.369cm" svg:height="0.758cm" svg:x="9.631cm" svg:y="9.061cm">
          <text:p text:style-name="P15"><text:span text:style-name="T6">Route cre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49" draw:text-style-name="P17" draw:layer="layout" svg:width="4.65cm" svg:height="0.004cm" svg:x="9.666cm" svg:y="15.6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2" draw:style-name="gr62" draw:text-style-name="P16" draw:layer="layout" svg:width="3.498cm" svg:height="0.758cm" svg:x="9.602cm" svg:y="14.941cm">
          <text:p text:style-name="P15"><text:span text:style-name="T6">Route dele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6" draw:style-name="gr63" draw:text-style-name="P17" draw:layer="layout" svg:width="9.393cm" svg:height="0.008cm" svg:x="9.703cm" svg:y="13.9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5" draw:style-name="gr39" draw:text-style-name="P17" draw:layer="layout" svg:width="4.563cm" svg:height="0.001cm" svg:x="19.096cm" svg:y="13.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6" draw:style-name="gr64" draw:text-style-name="P17" draw:layer="layout" svg:width="9.372cm" svg:height="0.006cm" svg:x="9.704cm" svg:y="14.7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55" draw:style-name="gr42" draw:text-style-name="P17" draw:layer="layout" svg:width="4.528cm" svg:height="0.001cm" svg:x="19.096cm" svg:y="14.77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54" draw:style-name="gr65" draw:text-style-name="P16" draw:layer="layout" svg:width="8.526cm" svg:height="0.758cm" svg:x="9.674cm" svg:y="13.277cm">
          <text:p text:style-name="P15"><text:span text:style-name="T12">RIC SUBSCRIPTION DELETE </text:span><text:span text:style-name="T6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66" draw:text-style-name="P16" draw:layer="layout" svg:width="8.804cm" svg:height="0.758cm" svg:x="9.674cm" svg:y="14.077cm">
          <text:p text:style-name="P15"><text:span text:style-name="T12">RIC SUBSCRIPTION</text:span><text:span text:style-name="T6"> DELETE RESPON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5" draw:style-name="gr43" draw:text-style-name="P17" draw:layer="layout" svg:width="6.44cm" svg:height="0.001cm" draw:transform="rotate (-3.14159265358979) translate (9.665cm 7.62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5" draw:style-name="gr67" draw:text-style-name="P16" draw:layer="layout" svg:width="7.395cm" svg:height="0.758cm" svg:x="3.1cm" svg:y="6.753cm">
          <text:p text:style-name="P15"><text:span text:style-name="T6">REST SUBSCRIPTION RESPON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5" draw:style-name="gr43" draw:text-style-name="P17" draw:layer="layout" svg:width="6.44cm" svg:height="0.001cm" draw:transform="rotate (-3.14159265358979) translate (9.665cm 13.32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5" draw:style-name="gr68" draw:text-style-name="P25" draw:layer="layout" svg:width="11.376cm" svg:height="0.758cm" svg:x="3.224cm" svg:y="12.526cm">
          <text:p text:style-name="P15"><text:span text:style-name="T12">REST SUBSCRIPTION NOTIFICATION (Failure cause</text:span><text:span text:style-name="T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4.848cm" svg:height="11.136cm" svg:x="3.075cm" svg:y="2.257cm" draw:page-number="5" presentation:class="page"/>
          <draw:frame draw:name="Notes Placeholder 2" presentation:style-name="pr7" draw:text-style-name="P20" draw:layer="layout" svg:width="15.239cm" svg:height="11.429cm" svg:x="1.905cm" svg:y="12.065cm" presentation:class="notes" presentation:user-transformed="true">
            <draw:text-box>
              <text:p text:style-name="P19"><text:span text:style-name="T10">W</text:span><text:span text:style-name="T10">hi</text:span><text:span text:style-name="T10">ch </text:span><text:span text:style-name="T10">rul</text:span><text:span text:style-name="T10">es </text:span><text:span text:style-name="T10">sp</text:span><text:span text:style-name="T10">ec</text:span><text:span text:style-name="T10">ifi</text:span><text:span text:style-name="T10">ed </text:span><text:span text:style-name="T10">by </text:span><text:span text:style-name="T10">xA</text:span><text:span text:style-name="T10">pp </text:span><text:span text:style-name="T10">M</text:span><text:span text:style-name="T10">an</text:span><text:span text:style-name="T10">ag</text:span><text:span text:style-name="T10">er </text:span><text:span text:style-name="T10">ve</text:span><text:span text:style-name="T10">rs</text:span><text:span text:style-name="T10">us </text:span><text:span text:style-name="T10">Su</text:span><text:span text:style-name="T10">b </text:span><text:span text:style-name="T10">M</text:span><text:span text:style-name="T10">an</text:span><text:span text:style-name="T10">ag</text:span><text:span text:style-name="T10">er</text:span><text:span text:style-name="T10">?</text:span></text:p>
              <text:p text:style-name="P19"><text:span text:style-name="T10"/></text:p>
            </draw:text-box>
          </draw:frame>
          <draw:frame draw:name="Slide Number Placeholder 3" presentation:style-name="pr8" draw:text-style-name="P22" draw:layer="layout" svg:width="8.254cm" svg:height="1.269cm" svg:x="10.791cm" svg:y="24.126cm" presentation:class="page-number" presentation:user-transformed="true">
            <draw:text-box>
              <text:p text:style-name="P21"><text:span text:style-name="T9"><text:page-number>&lt;numero&gt;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1.481cm" svg:x="1.27cm" svg:y="0.121cm" presentation:class="title" presentation:user-transformed="true">
          <draw:text-box>
            <text:p text:style-name="P1"><text:span text:style-name="T1">S</text:span><text:span text:style-name="T1">u</text:span><text:span text:style-name="T1">c</text:span><text:span text:style-name="T1">c</text:span><text:span text:style-name="T1">e</text:span><text:span text:style-name="T1">s</text:span><text:span text:style-name="T1">s</text:span><text:span text:style-name="T1">f</text:span><text:span text:style-name="T1">u</text:span><text:span text:style-name="T1">l</text:span><text:span text:style-name="T1">_</text:span><text:span text:style-name="T1">S</text:span><text:span text:style-name="T1">u</text:span><text:span text:style-name="T1">b</text:span><text:span text:style-name="T1">s</text:span><text:span text:style-name="T1">c</text:span><text:span text:style-name="T1">r</text:span><text:span text:style-name="T1">i</text:span><text:span text:style-name="T1">p</text:span><text:span text:style-name="T1">t</text:span><text:span text:style-name="T1">i</text:span><text:span text:style-name="T1">o</text:span><text:span text:style-name="T1">n</text:span><text:span text:style-name="T1">_</text:span><text:span text:style-name="T1">D</text:span><text:span text:style-name="T1">e</text:span><text:span text:style-name="T1">l</text:span><text:span text:style-name="T1">e</text:span><text:span text:style-name="T1">t</text:span><text:span text:style-name="T1">e</text:span><text:span text:style-name="T1">.</text:span><text:span text:style-name="T1">p</text:span><text:span text:style-name="T1">n</text:span><text:span text:style-name="T1">g</text:span></text:p>
          </draw:text-box>
        </draw:frame>
        <draw:custom-shape draw:name="Rectangle 4" draw:style-name="gr69" draw:text-style-name="P14" draw:layer="layout" svg:width="4.4cm" svg:height="2.033cm" svg:x="7.1cm" svg:y="1.817cm">
          <text:p text:style-name="P13"><text:span text:style-name="T5">Subscription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0" draw:text-style-name="P14" draw:layer="layout" svg:width="3.894cm" svg:height="2.033cm" svg:x="16.706cm" svg:y="1.817cm">
          <text:p text:style-name="P13"><text:span text:style-name="T13">E2 </text:span><text:span text:style-name="T5">Termin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71" draw:text-style-name="P14" draw:layer="layout" svg:width="3.852cm" svg:height="2.033cm" svg:x="12.048cm" svg:y="1.817cm">
          <text:p text:style-name="P13"><text:span text:style-name="T5">Routing</text:span></text:p>
          <text:p text:style-name="P13"><text:span text:style-name="T5">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72" draw:text-style-name="P14" draw:layer="layout" svg:width="2.188cm" svg:height="2.033cm" svg:x="1.714cm" svg:y="1.817cm">
          <text:p text:style-name="P13"><text:span text:style-name="T5">x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73" draw:text-style-name="P16" draw:layer="layout" svg:width="8.729cm" svg:height="0.758cm" svg:x="2.848cm" svg:y="4.461cm">
          <text:p text:style-name="P15"><text:span text:style-name="T6">REST SUBSCRIPTION DELETE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" draw:style-name="gr13" draw:text-style-name="P17" draw:layer="layout" svg:x1="2.903cm" svg:y1="3.851cm" svg:x2="2.903cm" svg:y2="11.651cm">
          <text:p/>
        </draw:line>
        <draw:line draw:name="Straight Connector 37" draw:style-name="gr13" draw:text-style-name="P17" draw:layer="layout" svg:x1="9.38cm" svg:y1="3.851cm" svg:x2="9.38cm" svg:y2="11.651cm">
          <text:p/>
        </draw:line>
        <draw:custom-shape draw:name="Straight Arrow Connector 38" draw:style-name="gr14" draw:text-style-name="P17" draw:layer="layout" svg:width="6.476cm" svg:height="0.001cm" svg:x="2.904cm" svg:y="5.2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9" draw:style-name="gr74" draw:text-style-name="P18" draw:layer="layout" svg:width="1.93cm" svg:height="1.025cm" svg:x="8.38cm" svg:y="6.713cm">
          <text:p text:style-name="P13"><text:span text:style-name="T7"><text:s/></text:span><text:span text:style-name="T7">Logi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" draw:style-name="gr13" draw:text-style-name="P17" draw:layer="layout" svg:x1="14.026cm" svg:y1="3.851cm" svg:x2="13.996cm" svg:y2="11.651cm">
          <text:p/>
        </draw:line>
        <draw:line draw:name="Straight Connector 52" draw:style-name="gr13" draw:text-style-name="P17" draw:layer="layout" svg:x1="18.655cm" svg:y1="3.851cm" svg:x2="18.655cm" svg:y2="11.651cm">
          <text:p/>
        </draw:line>
        <draw:line draw:name="Straight Connector 53" draw:style-name="gr13" draw:text-style-name="P17" draw:layer="layout" svg:x1="23.441cm" svg:y1="3.854cm" svg:x2="23.436cm" svg:y2="11.654cm">
          <text:p/>
        </draw:line>
        <draw:custom-shape draw:name="TextBox 54" draw:style-name="gr75" draw:text-style-name="P16" draw:layer="layout" svg:width="8.419cm" svg:height="0.758cm" svg:x="9.381cm" svg:y="8cm">
          <text:p text:style-name="P15"><text:span text:style-name="T12">RIC SUBSCRIPTION </text:span><text:span text:style-name="T6">DELETE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5" draw:style-name="gr76" draw:text-style-name="P17" draw:layer="layout" svg:width="4.781cm" svg:height="0.001cm" svg:x="18.655cm" svg:y="8.6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6" draw:style-name="gr77" draw:text-style-name="P17" draw:layer="layout" svg:width="9.274cm" svg:height="0.002cm" svg:x="9.381cm" svg:y="8.6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1" draw:style-name="gr78" draw:text-style-name="P17" draw:layer="layout" svg:width="9.273cm" svg:height="0.02cm" draw:transform="rotate (-3.14159265358979) translate (18.655cm 9.9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4" draw:style-name="gr79" draw:text-style-name="P17" draw:layer="layout" svg:width="4.786cm" svg:height="0.001cm" draw:transform="rotate (-3.14159265358979) translate (23.441cm 9.86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5" draw:style-name="gr14" draw:text-style-name="P17" draw:layer="layout" svg:width="6.476cm" svg:height="0.003cm" draw:transform="rotate (-3.14159265358979) translate (9.381cm 6.39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8" draw:style-name="gr80" draw:text-style-name="P16" draw:layer="layout" svg:width="8.65cm" svg:height="0.758cm" svg:x="9.35cm" svg:y="9.232cm">
          <text:p text:style-name="P15"><text:span text:style-name="T12">RIC SUBSCRIPTION</text:span><text:span text:style-name="T6"> DELETE RESPON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9" draw:style-name="gr81" draw:text-style-name="P17" draw:layer="layout" svg:width="4.616cm" svg:height="0.001cm" svg:x="9.38cm" svg:y="10.8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4" draw:style-name="gr82" draw:text-style-name="P16" draw:layer="layout" svg:width="3.752cm" svg:height="0.758cm" svg:x="9.348cm" svg:y="10.139cm">
          <text:p text:style-name="P15"><text:span text:style-name="T6">Route dele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83" draw:text-style-name="P16" draw:layer="layout" svg:width="9.195cm" svg:height="0.758cm" svg:x="2.905cm" svg:y="5.634cm">
          <text:p text:style-name="P15"><text:span text:style-name="T12">REST SUBSCRIPTION</text:span><text:span text:style-name="T6"> DELETE RESPON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84" draw:text-style-name="P14" draw:layer="layout" svg:width="2.957cm" svg:height="2.033cm" svg:x="22cm" svg:y="1.819cm">
          <text:p text:style-name="P13"><text:span text:style-name="T5">E2 N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4.848cm" svg:height="11.136cm" svg:x="3.075cm" svg:y="2.257cm" draw:page-number="6" presentation:class="page"/>
          <draw:frame draw:name="Notes Placeholder 2" presentation:style-name="pr7" draw:text-style-name="P20" draw:layer="layout" svg:width="15.239cm" svg:height="11.429cm" svg:x="1.905cm" svg:y="12.065cm" presentation:class="notes" presentation:user-transformed="true">
            <draw:text-box>
              <text:p text:style-name="P19"><text:span text:style-name="T8"/></text:p>
              <text:p text:style-name="P19"><text:span text:style-name="T8"/></text:p>
            </draw:text-box>
          </draw:frame>
          <draw:frame draw:name="Slide Number Placeholder 3" presentation:style-name="pr8" draw:text-style-name="P22" draw:layer="layout" svg:width="8.254cm" svg:height="1.269cm" svg:x="10.791cm" svg:y="24.126cm" presentation:class="page-number" presentation:user-transformed="true">
            <draw:text-box>
              <text:p text:style-name="P21"><text:span text:style-name="T9"><text:page-number>&lt;numero&gt;</text:page-number></text:span></text:p>
            </draw:text-box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1.481cm" svg:x="0.97cm" svg:y="0.549cm" presentation:class="title" presentation:user-transformed="true">
          <draw:text-box>
            <text:p text:style-name="P1"><text:span text:style-name="T1">S</text:span><text:span text:style-name="T1">u</text:span><text:span text:style-name="T1">b</text:span><text:span text:style-name="T1">s</text:span><text:span text:style-name="T1">c</text:span><text:span text:style-name="T1">r</text:span><text:span text:style-name="T1">i</text:span><text:span text:style-name="T1">p</text:span><text:span text:style-name="T1">t</text:span><text:span text:style-name="T1">i</text:span><text:span text:style-name="T1">o</text:span><text:span text:style-name="T1">n</text:span><text:span text:style-name="T1">_</text:span><text:span text:style-name="T1">D</text:span><text:span text:style-name="T1">e</text:span><text:span text:style-name="T1">l</text:span><text:span text:style-name="T1">e</text:span><text:span text:style-name="T1">t</text:span><text:span text:style-name="T1">e</text:span><text:span text:style-name="T1">_</text:span><text:span text:style-name="T1">F</text:span><text:span text:style-name="T1">a</text:span><text:span text:style-name="T1">il</text:span><text:span text:style-name="T1">u</text:span><text:span text:style-name="T1">r</text:span><text:span text:style-name="T1">e</text:span><text:span text:style-name="T1">.</text:span><text:span text:style-name="T1">p</text:span><text:span text:style-name="T1">n</text:span><text:span text:style-name="T1">g</text:span></text:p>
          </draw:text-box>
        </draw:frame>
        <draw:custom-shape draw:name="Rectangle 4" draw:style-name="gr85" draw:text-style-name="P14" draw:layer="layout" svg:width="4.2cm" svg:height="2.033cm" svg:x="7.3cm" svg:y="2.887cm">
          <text:p text:style-name="P13"><text:span text:style-name="T5">Subscription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6" draw:text-style-name="P14" draw:layer="layout" svg:width="3.974cm" svg:height="2.033cm" svg:x="16.726cm" svg:y="2.887cm">
          <text:p text:style-name="P13"><text:span text:style-name="T13">E2 </text:span><text:span text:style-name="T5">Termin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87" draw:text-style-name="P14" draw:layer="layout" svg:width="3.232cm" svg:height="2.033cm" svg:x="12.369cm" svg:y="2.887cm">
          <text:p text:style-name="P13"><text:span text:style-name="T5">Routing</text:span></text:p>
          <text:p text:style-name="P13"><text:span text:style-name="T5">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88" draw:text-style-name="P23" draw:layer="layout" svg:width="2.188cm" svg:height="2.033cm" svg:x="1.734cm" svg:y="2.887cm">
          <text:p text:style-name="P13"><text:span text:style-name="T5">x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89" draw:text-style-name="P16" draw:layer="layout" svg:width="8.729cm" svg:height="0.758cm" svg:x="2.824cm" svg:y="5.442cm">
          <text:p text:style-name="P15"><text:span text:style-name="T6">REST SUBSCRIPTION DELETE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" draw:style-name="gr13" draw:text-style-name="P17" draw:layer="layout" svg:x1="2.924cm" svg:y1="4.92cm" svg:x2="2.924cm" svg:y2="13.12cm">
          <text:p/>
        </draw:line>
        <draw:line draw:name="Straight Connector 37" draw:style-name="gr13" draw:text-style-name="P17" draw:layer="layout" svg:x1="9.396cm" svg:y1="4.92cm" svg:x2="9.366cm" svg:y2="13.12cm">
          <text:p/>
        </draw:line>
        <draw:custom-shape draw:name="Straight Arrow Connector 38" draw:style-name="gr35" draw:text-style-name="P17" draw:layer="layout" svg:width="6.477cm" svg:height="0.003cm" svg:x="2.924cm" svg:y="6.3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9" draw:style-name="gr90" draw:text-style-name="P18" draw:layer="layout" svg:width="1.93cm" svg:height="1.025cm" svg:x="8.401cm" svg:y="7.935cm">
          <text:p text:style-name="P13"><text:span text:style-name="T7"><text:s/></text:span><text:span text:style-name="T7">Logi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91" draw:text-style-name="P14" draw:layer="layout" svg:width="3.157cm" svg:height="2.033cm" svg:x="21.9cm" svg:y="2.887cm">
          <text:p text:style-name="P13"><text:span text:style-name="T5">E2 N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" draw:style-name="gr13" draw:text-style-name="P17" draw:layer="layout" svg:x1="14.046cm" svg:y1="4.92cm" svg:x2="14.016cm" svg:y2="13.12cm">
          <text:p/>
        </draw:line>
        <draw:line draw:name="Straight Connector 52" draw:style-name="gr13" draw:text-style-name="P17" draw:layer="layout" svg:x1="18.676cm" svg:y1="4.92cm" svg:x2="18.706cm" svg:y2="13.12cm">
          <text:p/>
        </draw:line>
        <draw:line draw:name="Straight Connector 53" draw:style-name="gr13" draw:text-style-name="P17" draw:layer="layout" svg:x1="23.454cm" svg:y1="4.92cm" svg:x2="23.424cm" svg:y2="13.12cm">
          <text:p/>
        </draw:line>
        <draw:custom-shape draw:name="TextBox 54" draw:style-name="gr92" draw:text-style-name="P16" draw:layer="layout" svg:width="8.426cm" svg:height="0.758cm" svg:x="9.274cm" svg:y="9.277cm">
          <text:p text:style-name="P15"><text:span text:style-name="T12">RIC SUBSCRIPTION </text:span><text:span text:style-name="T6">DELETE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5" draw:style-name="gr93" draw:text-style-name="P17" draw:layer="layout" svg:width="4.748cm" svg:height="0.001cm" svg:x="18.706cm" svg:y="9.9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6" draw:style-name="gr77" draw:text-style-name="P17" draw:layer="layout" svg:width="9.274cm" svg:height="0.021cm" svg:x="9.402cm" svg:y="9.9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1" draw:style-name="gr77" draw:text-style-name="P17" draw:layer="layout" svg:width="9.274cm" svg:height="0.019cm" draw:transform="rotate (-3.14159265358979) translate (18.676cm 11.37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4" draw:style-name="gr94" draw:text-style-name="P17" draw:layer="layout" svg:width="4.718cm" svg:height="0.001cm" draw:transform="rotate (-3.14159265358979) translate (23.424cm 11.332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5" draw:style-name="gr43" draw:text-style-name="P17" draw:layer="layout" svg:width="6.44cm" svg:height="0.003cm" draw:transform="rotate (-3.14159265358979) translate (9.366cm 7.56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8" draw:style-name="gr95" draw:text-style-name="P16" draw:layer="layout" svg:width="8.229cm" svg:height="0.758cm" svg:x="9.271cm" svg:y="10.588cm">
          <text:p text:style-name="P15"><text:span text:style-name="T12">RIC SUBSCRIPTION </text:span><text:span text:style-name="T6">DELETE FAIL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96" draw:text-style-name="P16" draw:layer="layout" svg:width="9.176cm" svg:height="0.758cm" svg:x="2.924cm" svg:y="6.726cm">
          <text:p text:style-name="P15"><text:span text:style-name="T6">REST SUBSCRIPTION DELETE RESPON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97" draw:text-style-name="P16" draw:layer="layout" svg:width="21.795cm" svg:height="0.927cm" svg:x="1.879cm" svg:y="15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49" draw:text-style-name="P17" draw:layer="layout" svg:width="4.65cm" svg:height="0.004cm" svg:x="9.366cm" svg:y="12.2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2" draw:style-name="gr98" draw:text-style-name="P16" draw:layer="layout" svg:width="3.498cm" svg:height="0.758cm" svg:x="9.302cm" svg:y="11.541cm">
          <text:p text:style-name="P15"><text:span text:style-name="T6">Route dele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4.848cm" svg:height="11.136cm" svg:x="3.075cm" svg:y="2.257cm" draw:page-number="7" presentation:class="page"/>
          <draw:frame draw:name="Notes Placeholder 2" presentation:style-name="pr7" draw:text-style-name="P20" draw:layer="layout" svg:width="15.239cm" svg:height="11.429cm" svg:x="1.905cm" svg:y="12.065cm" presentation:class="notes" presentation:user-transformed="true">
            <draw:text-box>
              <text:p text:style-name="P19"><text:span text:style-name="T10">W</text:span><text:span text:style-name="T10">hi</text:span><text:span text:style-name="T10">ch </text:span><text:span text:style-name="T10">rul</text:span><text:span text:style-name="T10">es </text:span><text:span text:style-name="T10">sp</text:span><text:span text:style-name="T10">ec</text:span><text:span text:style-name="T10">ifi</text:span><text:span text:style-name="T10">ed </text:span><text:span text:style-name="T10">by </text:span><text:span text:style-name="T10">xA</text:span><text:span text:style-name="T10">pp </text:span><text:span text:style-name="T10">M</text:span><text:span text:style-name="T10">an</text:span><text:span text:style-name="T10">ag</text:span><text:span text:style-name="T10">er </text:span><text:span text:style-name="T10">ve</text:span><text:span text:style-name="T10">rs</text:span><text:span text:style-name="T10">us </text:span><text:span text:style-name="T10">Su</text:span><text:span text:style-name="T10">b </text:span><text:span text:style-name="T10">M</text:span><text:span text:style-name="T10">an</text:span><text:span text:style-name="T10">ag</text:span><text:span text:style-name="T10">er</text:span><text:span text:style-name="T10">?</text:span></text:p>
              <text:p text:style-name="P19"><text:span text:style-name="T10"/></text:p>
            </draw:text-box>
          </draw:frame>
          <draw:frame draw:name="Slide Number Placeholder 3" presentation:style-name="pr8" draw:text-style-name="P22" draw:layer="layout" svg:width="8.254cm" svg:height="1.269cm" svg:x="10.791cm" svg:y="24.126cm" presentation:class="page-number" presentation:user-transformed="true">
            <draw:text-box>
              <text:p text:style-name="P21"><text:span text:style-name="T9"><text:page-number>&lt;numero&gt;</text:page-number></text:span></text:p>
            </draw:text-box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1.481cm" svg:x="1.07cm" svg:y="0.549cm" presentation:class="title" presentation:user-transformed="true">
          <draw:text-box>
            <text:p text:style-name="P1"><text:span text:style-name="T1">S</text:span><text:span text:style-name="T1">u</text:span><text:span text:style-name="T1">b</text:span><text:span text:style-name="T1">s</text:span><text:span text:style-name="T1">c</text:span><text:span text:style-name="T1">r</text:span><text:span text:style-name="T1">i</text:span><text:span text:style-name="T1">p</text:span><text:span text:style-name="T1">t</text:span><text:span text:style-name="T1">i</text:span><text:span text:style-name="T1">o</text:span><text:span text:style-name="T1">n</text:span><text:span text:style-name="T1">_</text:span><text:span text:style-name="T1">D</text:span><text:span text:style-name="T1">e</text:span><text:span text:style-name="T1">l</text:span><text:span text:style-name="T1">e</text:span><text:span text:style-name="T1">t</text:span><text:span text:style-name="T1">e</text:span><text:span text:style-name="T1">_</text:span><text:span text:style-name="T1">T</text:span><text:span text:style-name="T1">i</text:span><text:span text:style-name="T1">m</text:span><text:span text:style-name="T1">e</text:span><text:span text:style-name="T1">o</text:span><text:span text:style-name="T1">u</text:span><text:span text:style-name="T1">t</text:span><text:span text:style-name="T1">.</text:span><text:span text:style-name="T1">p</text:span><text:span text:style-name="T1">n</text:span><text:span text:style-name="T1">g</text:span></text:p>
          </draw:text-box>
        </draw:frame>
        <draw:custom-shape draw:name="Rectangle 4" draw:style-name="gr99" draw:text-style-name="P14" draw:layer="layout" svg:width="4.2cm" svg:height="2.033cm" svg:x="7.4cm" svg:y="2.887cm">
          <text:p text:style-name="P13"><text:span text:style-name="T5">Subscription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00" draw:text-style-name="P14" draw:layer="layout" svg:width="3.974cm" svg:height="2.033cm" svg:x="16.826cm" svg:y="2.887cm">
          <text:p text:style-name="P13"><text:span text:style-name="T13">E2 </text:span><text:span text:style-name="T5">Termin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01" draw:text-style-name="P14" draw:layer="layout" svg:width="3.232cm" svg:height="2.033cm" svg:x="12.469cm" svg:y="2.887cm">
          <text:p text:style-name="P13"><text:span text:style-name="T5">Routing</text:span></text:p>
          <text:p text:style-name="P13"><text:span text:style-name="T5">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02" draw:text-style-name="P23" draw:layer="layout" svg:width="2.188cm" svg:height="2.033cm" svg:x="1.834cm" svg:y="2.887cm">
          <text:p text:style-name="P13"><text:span text:style-name="T5">x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103" draw:text-style-name="P16" draw:layer="layout" svg:width="8.729cm" svg:height="0.758cm" svg:x="2.938cm" svg:y="5.593cm">
          <text:p text:style-name="P15"><text:span text:style-name="T6">REST SUBSCRIPTION DELETE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" draw:style-name="gr13" draw:text-style-name="P17" draw:layer="layout" svg:x1="3.024cm" svg:y1="4.92cm" svg:x2="3.024cm" svg:y2="14.42cm">
          <text:p/>
        </draw:line>
        <draw:line draw:name="Straight Connector 37" draw:style-name="gr13" draw:text-style-name="P17" draw:layer="layout" svg:x1="9.496cm" svg:y1="4.92cm" svg:x2="9.466cm" svg:y2="14.42cm">
          <text:p/>
        </draw:line>
        <draw:custom-shape draw:name="Straight Arrow Connector 38" draw:style-name="gr35" draw:text-style-name="P17" draw:layer="layout" svg:width="6.477cm" svg:height="0.017cm" svg:x="3.024cm" svg:y="6.3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49" draw:style-name="gr104" draw:text-style-name="P18" draw:layer="layout" svg:width="1.93cm" svg:height="1.025cm" svg:x="8.501cm" svg:y="7.935cm">
          <text:p text:style-name="P13"><text:span text:style-name="T7"><text:s/></text:span><text:span text:style-name="T7">Logi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05" draw:text-style-name="P14" draw:layer="layout" svg:width="2.957cm" svg:height="2.033cm" svg:x="22.1cm" svg:y="2.887cm">
          <text:p text:style-name="P13"><text:span text:style-name="T5">E2 N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" draw:style-name="gr13" draw:text-style-name="P17" draw:layer="layout" svg:x1="14.146cm" svg:y1="4.92cm" svg:x2="14.116cm" svg:y2="14.42cm">
          <text:p/>
        </draw:line>
        <draw:line draw:name="Straight Connector 52" draw:style-name="gr13" draw:text-style-name="P17" draw:layer="layout" svg:x1="18.776cm" svg:y1="4.92cm" svg:x2="18.806cm" svg:y2="14.42cm">
          <text:p/>
        </draw:line>
        <draw:line draw:name="Straight Connector 53" draw:style-name="gr13" draw:text-style-name="P17" draw:layer="layout" svg:x1="23.554cm" svg:y1="4.92cm" svg:x2="23.524cm" svg:y2="14.42cm">
          <text:p/>
        </draw:line>
        <draw:custom-shape draw:name="TextBox 54" draw:style-name="gr106" draw:text-style-name="P16" draw:layer="layout" svg:width="8.526cm" svg:height="0.758cm" svg:x="9.474cm" svg:y="9.477cm">
          <text:p text:style-name="P15"><text:span text:style-name="T12">RIC SUBSCRIPTION </text:span><text:span text:style-name="T6">DELETE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5" draw:style-name="gr107" draw:text-style-name="P17" draw:layer="layout" svg:width="4.753cm" svg:height="0.001cm" svg:x="18.806cm" svg:y="10.1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6" draw:style-name="gr77" draw:text-style-name="P17" draw:layer="layout" svg:width="9.274cm" svg:height="0.02cm" svg:x="9.502cm" svg:y="10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68" draw:style-name="gr108" draw:text-style-name="P16" draw:layer="layout" svg:width="2.429cm" svg:height="0.758cm" svg:x="7.271cm" svg:y="11.088cm">
          <text:p text:style-name="P15"><text:span text:style-name="T11">Time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109" draw:text-style-name="P16" draw:layer="layout" svg:width="21.795cm" svg:height="1.601cm" svg:x="1.979cm" svg:y="15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49" draw:text-style-name="P17" draw:layer="layout" svg:width="4.65cm" svg:height="0.004cm" svg:x="9.466cm" svg:y="13.9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2" draw:style-name="gr110" draw:text-style-name="P16" draw:layer="layout" svg:width="3.498cm" svg:height="0.758cm" svg:x="9.402cm" svg:y="13.241cm">
          <text:p text:style-name="P15"><text:span text:style-name="T6">Route dele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6" draw:style-name="gr111" draw:text-style-name="P17" draw:layer="layout" svg:width="9.303cm" svg:height="0.001cm" svg:x="9.503cm" svg:y="12.44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5" draw:style-name="gr112" draw:text-style-name="P17" draw:layer="layout" svg:width="4.783cm" svg:height="0.001cm" svg:x="18.776cm" svg:y="12.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6" draw:style-name="gr113" draw:text-style-name="P17" draw:layer="layout" svg:width="9.31cm" svg:height="0.067cm" svg:x="9.466cm" svg:y="13.17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55" draw:style-name="gr93" draw:text-style-name="P17" draw:layer="layout" svg:width="4.748cm" svg:height="0.001cm" svg:x="18.806cm" svg:y="13.27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54" draw:style-name="gr114" draw:text-style-name="P16" draw:layer="layout" svg:width="8.526cm" svg:height="0.758cm" svg:x="9.474cm" svg:y="11.777cm">
          <text:p text:style-name="P15"><text:span text:style-name="T12">RIC SUBSCRIPTION DELETE </text:span><text:span text:style-name="T6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115" draw:text-style-name="P16" draw:layer="layout" svg:width="8.726cm" svg:height="0.758cm" svg:x="9.474cm" svg:y="12.577cm">
          <text:p text:style-name="P15"><text:span text:style-name="T12">RIC SUBSCRIPTION</text:span><text:span text:style-name="T6"> DELETE RESPON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8" draw:style-name="gr116" draw:text-style-name="P17" draw:layer="layout" svg:width="6.447cm" svg:height="0.017cm" svg:x="2.996cm" svg:y="7.41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42" draw:style-name="gr117" draw:text-style-name="P16" draw:layer="layout" svg:width="9cm" svg:height="0.758cm" svg:x="2.903cm" svg:y="6.693cm">
          <text:p text:style-name="P15"><text:span text:style-name="T6">REST SUBSCRIPTION DELETE RESPON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4.848cm" svg:height="11.136cm" svg:x="3.075cm" svg:y="2.257cm" draw:page-number="8" presentation:class="page"/>
          <draw:frame draw:name="Notes Placeholder 2" presentation:style-name="pr7" draw:text-style-name="P20" draw:layer="layout" svg:width="15.239cm" svg:height="11.429cm" svg:x="1.905cm" svg:y="12.065cm" presentation:class="notes" presentation:user-transformed="true">
            <draw:text-box>
              <text:p text:style-name="P19"><text:span text:style-name="T10">W</text:span><text:span text:style-name="T10">hi</text:span><text:span text:style-name="T10">ch </text:span><text:span text:style-name="T10">rul</text:span><text:span text:style-name="T10">es </text:span><text:span text:style-name="T10">sp</text:span><text:span text:style-name="T10">ec</text:span><text:span text:style-name="T10">ifi</text:span><text:span text:style-name="T10">ed </text:span><text:span text:style-name="T10">by </text:span><text:span text:style-name="T10">xA</text:span><text:span text:style-name="T10">pp </text:span><text:span text:style-name="T10">M</text:span><text:span text:style-name="T10">an</text:span><text:span text:style-name="T10">ag</text:span><text:span text:style-name="T10">er </text:span><text:span text:style-name="T10">ve</text:span><text:span text:style-name="T10">rs</text:span><text:span text:style-name="T10">us </text:span><text:span text:style-name="T10">Su</text:span><text:span text:style-name="T10">b </text:span><text:span text:style-name="T10">M</text:span><text:span text:style-name="T10">an</text:span><text:span text:style-name="T10">ag</text:span><text:span text:style-name="T10">er</text:span><text:span text:style-name="T10">?</text:span></text:p>
              <text:p text:style-name="P19"><text:span text:style-name="T10"/></text:p>
            </draw:text-box>
          </draw:frame>
          <draw:frame draw:name="Slide Number Placeholder 3" presentation:style-name="pr8" draw:text-style-name="P22" draw:layer="layout" svg:width="8.254cm" svg:height="1.269cm" svg:x="10.791cm" svg:y="24.126cm" presentation:class="page-number" presentation:user-transformed="true">
            <draw:text-box>
              <text:p text:style-name="P21"><text:span text:style-name="T9"><text:page-number>&lt;numero&gt;</text:page-number></text:span></text:p>
            </draw:text-box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1.481cm" svg:x="1.27cm" svg:y="0.121cm" presentation:class="title" presentation:user-transformed="true">
          <draw:text-box>
            <text:p text:style-name="P1"><text:span text:style-name="T1">S</text:span><text:span text:style-name="T1">u</text:span><text:span text:style-name="T1">c</text:span><text:span text:style-name="T1">c</text:span><text:span text:style-name="T1">e</text:span><text:span text:style-name="T1">s</text:span><text:span text:style-name="T1">s</text:span><text:span text:style-name="T1">f</text:span><text:span text:style-name="T1">u</text:span><text:span text:style-name="T1">l</text:span><text:span text:style-name="T1">_</text:span><text:span text:style-name="T1">S</text:span><text:span text:style-name="T1">u</text:span><text:span text:style-name="T1">b</text:span><text:span text:style-name="T1">s</text:span><text:span text:style-name="T1">c</text:span><text:span text:style-name="T1">r</text:span><text:span text:style-name="T1">i</text:span><text:span text:style-name="T1">p</text:span><text:span text:style-name="T1">t</text:span><text:span text:style-name="T1">i</text:span><text:span text:style-name="T1">o</text:span><text:span text:style-name="T1">n</text:span><text:span text:style-name="T1">_</text:span><text:span text:style-name="T1">M</text:span><text:span text:style-name="T1">e</text:span><text:span text:style-name="T1">r</text:span><text:span text:style-name="T1">g</text:span><text:span text:style-name="T1">e</text:span><text:span text:style-name="T1">.</text:span><text:span text:style-name="T1">p</text:span><text:span text:style-name="T1">n</text:span><text:span text:style-name="T1">g</text:span></text:p>
          </draw:text-box>
        </draw:frame>
        <draw:custom-shape draw:name="Rectangle 4" draw:style-name="gr118" draw:text-style-name="P14" draw:layer="layout" svg:width="4.4cm" svg:height="2.033cm" svg:x="7.1cm" svg:y="1.817cm">
          <text:p text:style-name="P13"><text:span text:style-name="T5">Subscription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19" draw:text-style-name="P14" draw:layer="layout" svg:width="3.894cm" svg:height="2.033cm" svg:x="16.706cm" svg:y="1.817cm">
          <text:p text:style-name="P13"><text:span text:style-name="T13">E2 </text:span><text:span text:style-name="T5">Termin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20" draw:text-style-name="P14" draw:layer="layout" svg:width="3.852cm" svg:height="2.033cm" svg:x="12.048cm" svg:y="1.817cm">
          <text:p text:style-name="P13"><text:span text:style-name="T5">Routing</text:span></text:p>
          <text:p text:style-name="P13"><text:span text:style-name="T5">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21" draw:text-style-name="P14" draw:layer="layout" svg:width="2.188cm" svg:height="2.033cm" svg:x="1.714cm" svg:y="1.817cm">
          <text:p text:style-name="P13"><text:span text:style-name="T5">x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122" draw:text-style-name="P16" draw:layer="layout" svg:width="6.972cm" svg:height="0.758cm" svg:x="2.794cm" svg:y="4.568cm">
          <text:p text:style-name="P15"><text:span text:style-name="T6">REST SUBSCRIPTION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" draw:style-name="gr13" draw:text-style-name="P17" draw:layer="layout" svg:x1="2.903cm" svg:y1="3.851cm" svg:x2="2.903cm" svg:y2="12.853cm">
          <text:p/>
        </draw:line>
        <draw:line draw:name="Straight Connector 37" draw:style-name="gr13" draw:text-style-name="P17" draw:layer="layout" svg:x1="9.38cm" svg:y1="3.851cm" svg:x2="9.4cm" svg:y2="12.853cm">
          <text:p/>
        </draw:line>
        <draw:custom-shape draw:name="Straight Arrow Connector 38" draw:style-name="gr14" draw:text-style-name="P17" draw:layer="layout" svg:width="6.476cm" svg:height="0.001cm" svg:x="2.904cm" svg:y="5.2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9" draw:style-name="gr123" draw:text-style-name="P18" draw:layer="layout" svg:width="1.93cm" svg:height="1.025cm" svg:x="8.38cm" svg:y="6.713cm">
          <text:p text:style-name="P13"><text:span text:style-name="T7"><text:s/></text:span><text:span text:style-name="T7">Logi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" draw:style-name="gr13" draw:text-style-name="P17" draw:layer="layout" svg:x1="14.026cm" svg:y1="3.851cm" svg:x2="14cm" svg:y2="12.8cm">
          <text:p/>
        </draw:line>
        <draw:line draw:name="Straight Connector 52" draw:style-name="gr13" draw:text-style-name="P17" draw:layer="layout" svg:x1="18.655cm" svg:y1="3.851cm" svg:x2="18.6cm" svg:y2="12.8cm">
          <text:p/>
        </draw:line>
        <draw:line draw:name="Straight Connector 53" draw:style-name="gr13" draw:text-style-name="P17" draw:layer="layout" svg:x1="23.441cm" svg:y1="3.854cm" svg:x2="23.4cm" svg:y2="12.8cm">
          <text:p/>
        </draw:line>
        <draw:custom-shape draw:name="Straight Arrow Connector 65" draw:style-name="gr124" draw:text-style-name="P17" draw:layer="layout" svg:width="6.478cm" svg:height="0.001cm" draw:transform="rotate (-3.14159265358979) translate (9.381cm 6.39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9" draw:style-name="gr22" draw:text-style-name="P17" draw:layer="layout" svg:width="4.653cm" svg:height="0.001cm" svg:x="9.38cm" svg:y="8.7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4" draw:style-name="gr125" draw:text-style-name="P16" draw:layer="layout" svg:width="3.72cm" svg:height="0.758cm" svg:x="9.38cm" svg:y="8.039cm">
          <text:p text:style-name="P15"><text:span text:style-name="T6">Route cre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126" draw:text-style-name="P16" draw:layer="layout" svg:width="7.495cm" svg:height="0.758cm" svg:x="2.805cm" svg:y="5.634cm">
          <text:p text:style-name="P15"><text:span text:style-name="T6">REST SUBSCRIPTION RESPON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1" draw:style-name="gr127" draw:text-style-name="P16" draw:layer="layout" svg:width="24.129cm" svg:height="7.437cm" svg:x="0.828cm" svg:y="11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28" draw:text-style-name="P14" draw:layer="layout" svg:width="2.957cm" svg:height="2.033cm" svg:x="22cm" svg:y="1.819cm">
          <text:p text:style-name="P13"><text:span text:style-name="T5">E2 N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5" draw:style-name="gr124" draw:text-style-name="P17" draw:layer="layout" svg:width="6.478cm" svg:height="0.001cm" draw:transform="rotate (-3.14159265358979) translate (9.381cm 9.99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5" draw:style-name="gr129" draw:text-style-name="P16" draw:layer="layout" svg:width="8.395cm" svg:height="0.758cm" svg:x="2.805cm" svg:y="9.134cm">
          <text:p text:style-name="P15"><text:span text:style-name="T6">REST SUBSCRIPTION NOTIFICATIO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130" draw:text-style-name="P16" draw:layer="layout" svg:width="8cm" svg:height="0.758cm" svg:x="2.807cm" svg:y="11.153cm">
          <text:p text:style-name="P15"><text:span text:style-name="T6">RIC INDICATIO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5" draw:style-name="gr131" draw:text-style-name="P17" draw:layer="layout" svg:width="15.697cm" svg:height="0.001cm" draw:transform="rotate (-3.14159265358979) translate (18.6cm 12.04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5" draw:style-name="gr132" draw:text-style-name="P16" draw:layer="layout" svg:width="1.4cm" svg:height="0.758cm" svg:x="11.3cm" svg:y="10.5cm">
          <text:p text:style-name="P15"><text:span text:style-name="T6">. . .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4" draw:style-name="gr133" draw:text-style-name="P17" draw:layer="layout" svg:width="4.8cm" svg:height="0.001cm" draw:transform="rotate (-3.14159265358979) translate (23.4cm 12.068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name="Slide Image Placeholder 1" draw:style-name="gr1" draw:layer="layout" svg:width="14.848cm" svg:height="11.136cm" svg:x="3.075cm" svg:y="2.257cm" draw:page-number="9" presentation:class="page"/>
          <draw:frame draw:name="Notes Placeholder 2" presentation:style-name="pr7" draw:text-style-name="P20" draw:layer="layout" svg:width="15.239cm" svg:height="11.429cm" svg:x="1.905cm" svg:y="12.065cm" presentation:class="notes" presentation:user-transformed="true">
            <draw:text-box>
              <text:p text:style-name="P19"><text:span text:style-name="T8"/></text:p>
              <text:p text:style-name="P19"><text:span text:style-name="T8"/></text:p>
            </draw:text-box>
          </draw:frame>
          <draw:frame draw:name="Slide Number Placeholder 3" presentation:style-name="pr8" draw:text-style-name="P22" draw:layer="layout" svg:width="8.254cm" svg:height="1.269cm" svg:x="10.791cm" svg:y="24.126cm" presentation:class="page-number" presentation:user-transformed="true">
            <draw:text-box>
              <text:p text:style-name="P21"><text:span text:style-name="T9"><text:page-number>&lt;numero&gt;</text:page-number></text:span></text:p>
            </draw:text-box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1.481cm" svg:x="1.27cm" svg:y="0.121cm" presentation:class="title" presentation:user-transformed="true">
          <draw:text-box>
            <text:p text:style-name="P1"><text:span text:style-name="T1">S</text:span><text:span text:style-name="T1">u</text:span><text:span text:style-name="T1">c</text:span><text:span text:style-name="T1">c</text:span><text:span text:style-name="T1">e</text:span><text:span text:style-name="T1">s</text:span><text:span text:style-name="T1">s</text:span><text:span text:style-name="T1">f</text:span><text:span text:style-name="T1">u</text:span><text:span text:style-name="T1">l</text:span><text:span text:style-name="T1">_</text:span><text:span text:style-name="T1">S</text:span><text:span text:style-name="T1">u</text:span><text:span text:style-name="T1">b</text:span><text:span text:style-name="T1">s</text:span><text:span text:style-name="T1">c</text:span><text:span text:style-name="T1">r</text:span><text:span text:style-name="T1">i</text:span><text:span text:style-name="T1">p</text:span><text:span text:style-name="T1">t</text:span><text:span text:style-name="T1">i</text:span><text:span text:style-name="T1">o</text:span><text:span text:style-name="T1">n</text:span><text:span text:style-name="T1">_</text:span><text:span text:style-name="T1">D</text:span><text:span text:style-name="T1">e</text:span><text:span text:style-name="T1">l</text:span><text:span text:style-name="T1">e</text:span><text:span text:style-name="T1">t</text:span><text:span text:style-name="T1">e</text:span><text:span text:style-name="T1">_</text:span><text:span text:style-name="T1">M</text:span><text:span text:style-name="T1">e</text:span><text:span text:style-name="T1">r</text:span><text:span text:style-name="T1">g</text:span><text:span text:style-name="T1">e</text:span><text:span text:style-name="T1">.</text:span><text:span text:style-name="T1">p</text:span><text:span text:style-name="T1">n</text:span><text:span text:style-name="T1">g</text:span></text:p>
          </draw:text-box>
        </draw:frame>
        <draw:custom-shape draw:name="Rectangle 4" draw:style-name="gr134" draw:text-style-name="P14" draw:layer="layout" svg:width="4.4cm" svg:height="2.033cm" svg:x="7.1cm" svg:y="1.817cm">
          <text:p text:style-name="P13"><text:span text:style-name="T5">Subscription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35" draw:text-style-name="P14" draw:layer="layout" svg:width="4.094cm" svg:height="2.033cm" svg:x="16.706cm" svg:y="1.817cm">
          <text:p text:style-name="P13"><text:span text:style-name="T13">E2 </text:span><text:span text:style-name="T5">Termin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36" draw:text-style-name="P14" draw:layer="layout" svg:width="3.852cm" svg:height="2.033cm" svg:x="12.048cm" svg:y="1.817cm">
          <text:p text:style-name="P13"><text:span text:style-name="T5">Routing</text:span></text:p>
          <text:p text:style-name="P13"><text:span text:style-name="T5">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37" draw:text-style-name="P14" draw:layer="layout" svg:width="2.188cm" svg:height="2.033cm" svg:x="1.714cm" svg:y="1.817cm">
          <text:p text:style-name="P13"><text:span text:style-name="T5">x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138" draw:text-style-name="P16" draw:layer="layout" svg:width="8.729cm" svg:height="0.758cm" svg:x="2.817cm" svg:y="4.568cm">
          <text:p text:style-name="P15"><text:span text:style-name="T6">REST SUBSCRIPTION DELETE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" draw:style-name="gr13" draw:text-style-name="P17" draw:layer="layout" svg:x1="2.903cm" svg:y1="3.851cm" svg:x2="2.903cm" svg:y2="9.951cm">
          <text:p/>
        </draw:line>
        <draw:line draw:name="Straight Connector 37" draw:style-name="gr13" draw:text-style-name="P17" draw:layer="layout" svg:x1="9.38cm" svg:y1="3.851cm" svg:x2="9.38cm" svg:y2="9.951cm">
          <text:p/>
        </draw:line>
        <draw:custom-shape draw:name="Straight Arrow Connector 38" draw:style-name="gr14" draw:text-style-name="P17" draw:layer="layout" svg:width="6.476cm" svg:height="0.001cm" svg:x="2.904cm" svg:y="5.2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9" draw:style-name="gr139" draw:text-style-name="P18" draw:layer="layout" svg:width="1.93cm" svg:height="1.025cm" svg:x="8.38cm" svg:y="7.113cm">
          <text:p text:style-name="P13"><text:span text:style-name="T7"><text:s/></text:span><text:span text:style-name="T7">Logi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" draw:style-name="gr13" draw:text-style-name="P17" draw:layer="layout" svg:x1="14.026cm" svg:y1="3.851cm" svg:x2="13.996cm" svg:y2="9.951cm">
          <text:p/>
        </draw:line>
        <draw:line draw:name="Straight Connector 52" draw:style-name="gr13" draw:text-style-name="P17" draw:layer="layout" svg:x1="18.755cm" svg:y1="3.851cm" svg:x2="18.755cm" svg:y2="9.951cm">
          <text:p/>
        </draw:line>
        <draw:line draw:name="Straight Connector 53" draw:style-name="gr13" draw:text-style-name="P17" draw:layer="layout" svg:x1="23.441cm" svg:y1="3.854cm" svg:x2="23.436cm" svg:y2="9.954cm">
          <text:p/>
        </draw:line>
        <draw:custom-shape draw:name="Straight Arrow Connector 65" draw:style-name="gr14" draw:text-style-name="P17" draw:layer="layout" svg:width="6.476cm" svg:height="0.003cm" draw:transform="rotate (-3.14159265358979) translate (9.381cm 6.59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9" draw:style-name="gr22" draw:text-style-name="P17" draw:layer="layout" svg:width="4.653cm" svg:height="0.005cm" svg:x="9.38cm" svg:y="9.1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4" draw:style-name="gr140" draw:text-style-name="P16" draw:layer="layout" svg:width="3.752cm" svg:height="0.758cm" svg:x="9.348cm" svg:y="8.439cm">
          <text:p text:style-name="P15"><text:span text:style-name="T6">Route dele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141" draw:text-style-name="P16" draw:layer="layout" svg:width="9.195cm" svg:height="0.758cm" svg:x="2.805cm" svg:y="5.734cm">
          <text:p text:style-name="P15"><text:span text:style-name="T12">REST SUBSCRIPTION</text:span><text:span text:style-name="T6"> DELETE RESPON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1" draw:style-name="gr142" draw:text-style-name="P16" draw:layer="layout" svg:width="24.129cm" svg:height="7.437cm" svg:x="0.828cm" svg:y="11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43" draw:text-style-name="P14" draw:layer="layout" svg:width="2.957cm" svg:height="2.033cm" svg:x="22cm" svg:y="1.819cm">
          <text:p text:style-name="P13"><text:span text:style-name="T5">E2 N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5" draw:style-name="gr14" draw:text-style-name="P17" draw:layer="layout" svg:width="6.476cm" svg:height="0.003cm" draw:transform="rotate (-3.14159265358979) translate (9.381cm 6.591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name="Slide Image Placeholder 1" draw:style-name="gr1" draw:layer="layout" svg:width="14.848cm" svg:height="11.136cm" svg:x="3.075cm" svg:y="2.257cm" draw:page-number="10" presentation:class="page"/>
          <draw:frame draw:name="Notes Placeholder 2" presentation:style-name="pr7" draw:text-style-name="P20" draw:layer="layout" svg:width="15.239cm" svg:height="11.429cm" svg:x="1.905cm" svg:y="12.065cm" presentation:class="notes" presentation:user-transformed="true">
            <draw:text-box>
              <text:p text:style-name="P19"><text:span text:style-name="T8"/></text:p>
              <text:p text:style-name="P19"><text:span text:style-name="T8"/></text:p>
            </draw:text-box>
          </draw:frame>
          <draw:frame draw:name="Slide Number Placeholder 3" presentation:style-name="pr8" draw:text-style-name="P22" draw:layer="layout" svg:width="8.254cm" svg:height="1.269cm" svg:x="10.791cm" svg:y="24.126cm" presentation:class="page-number" presentation:user-transformed="true">
            <draw:text-box>
              <text:p text:style-name="P21"><text:span text:style-name="T9"><text:page-number>&lt;numero&gt;</text:page-number></text:span></text:p>
            </draw:text-box>
          </draw:frame>
        </presentation:notes>
      </draw:page>
      <draw:page draw:name="page11" draw:style-name="dp4" draw:master-page-name="Title_20_and_20_Content" presentation:presentation-page-layout-name="AL2T11">
        <office:forms form:automatic-focus="false" form:apply-design-mode="false"/>
        <draw:frame presentation:style-name="pr9" draw:text-style-name="P26" draw:layer="layout" svg:width="9.73cm" svg:height="1.937cm" svg:x="4.87cm" svg:y="2cm" presentation:class="title" presentation:user-transformed="true">
          <draw:text-box>
            <text:p><text:span text:style-name="T14">RE</text:span><text:span text:style-name="T14">ST </text:span><text:span text:style-name="T14">Su</text:span><text:span text:style-name="T14">bs</text:span><text:span text:style-name="T14">cri</text:span><text:span text:style-name="T14">pti</text:span><text:span text:style-name="T14">on </text:span><text:span text:style-name="T14">Re</text:span><text:span text:style-name="T14">qu</text:span><text:span text:style-name="T14">es</text:span><text:span text:style-name="T14">t</text:span></text:p>
          </draw:text-box>
        </draw:frame>
        <draw:frame draw:style-name="gr144" draw:text-style-name="P27" draw:layer="layout" svg:width="6.4cm" svg:height="12.653cm" svg:x="2.4cm" svg:y="3.937cm">
          <draw:text-box>
            <text:p><text:span text:style-name="T15">REST </text:span><text:span text:style-name="T15">Subsc</text:span><text:span text:style-name="T15">ription </text:span><text:span text:style-name="T15">Reque</text:span><text:span text:style-name="T15">st</text:span></text:p>
            <text:p><text:span text:style-name="T15">{</text:span></text:p>
            <text:p><text:span text:style-name="T15"><text:s text:c="2"/></text:span><text:span text:style-name="T15">"Subs</text:span><text:span text:style-name="T15">criptio</text:span><text:span text:style-name="T15">nId": </text:span><text:span text:style-name="T15">"string</text:span><text:span text:style-name="T15">",</text:span></text:p>
            <text:p><text:span text:style-name="T15"><text:s text:c="2"/></text:span><text:span text:style-name="T15">"Client</text:span><text:span text:style-name="T15">Endpoi</text:span><text:span text:style-name="T15">nt": {</text:span></text:p>
            <text:p><text:span text:style-name="T15"><text:s text:c="4"/></text:span><text:span text:style-name="T15">"Host": </text:span><text:span text:style-name="T15">"string</text:span><text:span text:style-name="T15">",</text:span></text:p>
            <text:p><text:span text:style-name="T15"><text:s text:c="4"/></text:span><text:span text:style-name="T15">"HTTP</text:span><text:span text:style-name="T15">Port": </text:span><text:span text:style-name="T15">65535,</text:span></text:p>
            <text:p><text:span text:style-name="T15"><text:s text:c="4"/></text:span><text:span text:style-name="T15">"RMR</text:span><text:span text:style-name="T15">Port": </text:span><text:span text:style-name="T15">65535</text:span></text:p>
            <text:p><text:span text:style-name="T15"><text:s text:c="2"/></text:span><text:span text:style-name="T15">},</text:span></text:p>
            <text:p><text:span text:style-name="T15"><text:s text:c="2"/></text:span><text:span text:style-name="T15">"Meid": </text:span><text:span text:style-name="T15">"string</text:span><text:span text:style-name="T15">",</text:span></text:p>
            <text:p><text:span text:style-name="T15"><text:s text:c="2"/></text:span><text:span text:style-name="T15">"RANF</text:span><text:span text:style-name="T15">unctio</text:span><text:span text:style-name="T15">nID": </text:span><text:span text:style-name="T15">4095,</text:span></text:p>
            <text:p><text:span text:style-name="T15"><text:s text:c="2"/></text:span><text:span text:style-name="T15">"E2Su</text:span><text:span text:style-name="T15">bscript</text:span><text:span text:style-name="T15">ionDire</text:span><text:span text:style-name="T15">ctives"</text:span><text:span text:style-name="T15">: {</text:span></text:p>
            <text:p><text:span text:style-name="T15"><text:s text:c="4"/></text:span><text:span text:style-name="T15">"E2Tim</text:span><text:span text:style-name="T15">eoutTi</text:span><text:span text:style-name="T15">merVal</text:span><text:span text:style-name="T15">ue": </text:span><text:span text:style-name="T15">10,</text:span></text:p>
            <text:p><text:span text:style-name="T15"><text:s text:c="4"/></text:span><text:span text:style-name="T15">"E2Ret</text:span><text:span text:style-name="T15">ryCou</text:span><text:span text:style-name="T15">nt": 10,</text:span></text:p>
            <text:p><text:span text:style-name="T15"><text:s text:c="4"/></text:span><text:span text:style-name="T15">"RMR</text:span><text:span text:style-name="T15">Routin</text:span><text:span text:style-name="T15">gNeed</text:span><text:span text:style-name="T15">ed": </text:span><text:span text:style-name="T15">true</text:span></text:p>
            <text:p><text:span text:style-name="T15"><text:s text:c="2"/></text:span><text:span text:style-name="T15">},</text:span></text:p>
            <text:p><text:span text:style-name="T15"><text:s text:c="2"/></text:span><text:span text:style-name="T15">"Subs</text:span><text:span text:style-name="T15">criptio</text:span><text:span text:style-name="T15">nDetail</text:span><text:span text:style-name="T15">s": [</text:span></text:p>
            <text:p><text:span text:style-name="T15"><text:s text:c="4"/></text:span><text:span text:style-name="T15">{</text:span></text:p>
            <text:p><text:span text:style-name="T15"><text:s text:c="6"/></text:span><text:span text:style-name="T15">"Xapp</text:span><text:span text:style-name="T15">EventI</text:span><text:span text:style-name="T15">nstanc</text:span><text:span text:style-name="T15">eId": </text:span><text:span text:style-name="T15">65535,</text:span></text:p>
            <text:p><text:span text:style-name="T15"><text:s text:c="6"/></text:span><text:span text:style-name="T15">"Event</text:span><text:span text:style-name="T15">Trigger</text:span><text:span text:style-name="T15">s": [</text:span></text:p>
            <text:p><text:span text:style-name="T15"><text:s text:c="8"/></text:span><text:span text:style-name="T15">0</text:span></text:p>
            <text:p><text:span text:style-name="T15"><text:s text:c="6"/></text:span><text:span text:style-name="T15">],</text:span></text:p>
            <text:p><text:span text:style-name="T15"><text:s text:c="6"/></text:span><text:span text:style-name="T15">"Action</text:span><text:span text:style-name="T15">ToBeS</text:span><text:span text:style-name="T15">etupLi</text:span><text:span text:style-name="T15">st": [</text:span></text:p>
            <text:p><text:span text:style-name="T15"><text:s text:c="8"/></text:span><text:span text:style-name="T15">{</text:span></text:p>
            <text:p><text:span text:style-name="T15"><text:s text:c="10"/></text:span><text:span text:style-name="T15">"Action</text:span><text:span text:style-name="T15">ID": </text:span><text:span text:style-name="T15">255,</text:span></text:p>
            <text:p><text:span text:style-name="T15"><text:s text:c="10"/></text:span><text:span text:style-name="T15">"Action</text:span><text:span text:style-name="T15">Type": </text:span><text:span text:style-name="T15">"insert</text:span><text:span text:style-name="T15">",</text:span></text:p>
            <text:p><text:span text:style-name="T15"><text:s text:c="10"/></text:span><text:span text:style-name="T15">"Action</text:span><text:span text:style-name="T15">Definiti</text:span><text:span text:style-name="T15">on": [</text:span></text:p>
            <text:p><text:span text:style-name="T15"><text:s text:c="12"/></text:span><text:span text:style-name="T15">0</text:span></text:p>
            <text:p><text:span text:style-name="T15"><text:s text:c="10"/></text:span><text:span text:style-name="T15">]</text:span><text:span text:style-name="T15">,</text:span></text:p>
            <text:p><text:span text:style-name="T15"><text:s text:c="10"/></text:span><text:span text:style-name="T15">"Subs</text:span><text:span text:style-name="T15">equent</text:span><text:span text:style-name="T15">Action"</text:span><text:span text:style-name="T15">: {</text:span></text:p>
            <text:p><text:span text:style-name="T15"><text:s text:c="12"/></text:span><text:span text:style-name="T15">"Subs</text:span><text:span text:style-name="T15">equent</text:span><text:span text:style-name="T15">Action</text:span><text:span text:style-name="T15">Type": </text:span><text:span text:style-name="T15">"contin</text:span><text:span text:style-name="T15">ue",</text:span></text:p>
            <text:p><text:span text:style-name="T15"><text:s text:c="12"/></text:span><text:span text:style-name="T15">"TimeT</text:span><text:span text:style-name="T15">oWait": </text:span><text:span text:style-name="T15">"zero"</text:span></text:p>
            <text:p><text:span text:style-name="T15"><text:s text:c="10"/></text:span><text:span text:style-name="T15">}</text:span></text:p>
            <text:p><text:span text:style-name="T15"><text:s text:c="8"/></text:span><text:span text:style-name="T15">}</text:span></text:p>
            <text:p><text:span text:style-name="T15"><text:s text:c="6"/></text:span><text:span text:style-name="T15">]</text:span></text:p>
            <text:p><text:span text:style-name="T15"><text:s text:c="4"/></text:span><text:span text:style-name="T15">}</text:span></text:p>
            <text:p><text:span text:style-name="T15"><text:s text:c="2"/></text:span><text:span text:style-name="T15">]</text:span></text:p>
            <text:p><text:span text:style-name="T15">}</text:span></text:p>
            <text:p><text:span text:style-name="T15"/></text:p>
            <text:p><text:span text:style-name="T15"/></text:p>
          </draw:text-box>
        </draw:frame>
        <draw:frame draw:style-name="gr145" draw:text-style-name="P27" draw:layer="layout" svg:width="9.8cm" svg:height="3.749cm" svg:x="8cm" svg:y="4cm">
          <draw:text-box>
            <text:p><text:span text:style-name="T15">Subsc</text:span><text:span text:style-name="T15">ription </text:span><text:span text:style-name="T15">Manag</text:span><text:span text:style-name="T15">er </text:span><text:span text:style-name="T15">genera</text:span><text:span text:style-name="T15">tes </text:span><text:span text:style-name="T15">”Subs</text:span><text:span text:style-name="T15">criptio</text:span><text:span text:style-name="T15">nId” </text:span><text:span text:style-name="T15">for the </text:span><text:span text:style-name="T15">REST </text:span><text:span text:style-name="T15">subscr</text:span><text:span text:style-name="T15">iption </text:span><text:span text:style-name="T15">and </text:span><text:span text:style-name="T15">return </text:span><text:span text:style-name="T15">it to </text:span><text:span text:style-name="T15">xApp </text:span><text:span text:style-name="T15">in </text:span><text:span text:style-name="T15">REST </text:span><text:span text:style-name="T15">Subsc</text:span><text:span text:style-name="T15">ription </text:span><text:span text:style-name="T15">Respo</text:span><text:span text:style-name="T15">nse. </text:span><text:span text:style-name="T15">Subsc</text:span><text:span text:style-name="T15">riptionI</text:span><text:span text:style-name="T15">d is </text:span><text:span text:style-name="T15">empty </text:span><text:span text:style-name="T15">when </text:span><text:span text:style-name="T15">xApp </text:span><text:span text:style-name="T15">sends </text:span><text:span text:style-name="T15">the </text:span><text:span text:style-name="T15">reques</text:span><text:span text:style-name="T15">t first </text:span><text:span text:style-name="T15">time. If </text:span><text:span text:style-name="T15">reques</text:span><text:span text:style-name="T15">t </text:span><text:span text:style-name="T15">needs </text:span><text:span text:style-name="T15">to be </text:span><text:span text:style-name="T15">resent </text:span><text:span text:style-name="T15">”Subs</text:span><text:span text:style-name="T15">criptio</text:span><text:span text:style-name="T15">nId” </text:span><text:span text:style-name="T15">can be </text:span><text:span text:style-name="T15">empty </text:span><text:span text:style-name="T15">or </text:span><text:span text:style-name="T15">contai</text:span><text:span text:style-name="T15">n the </text:span><text:span text:style-name="T15">value </text:span><text:span text:style-name="T15">receiv</text:span><text:span text:style-name="T15">ed in </text:span><text:span text:style-name="T15">respon</text:span><text:span text:style-name="T15">se </text:span><text:span text:style-name="T15">messa</text:span><text:span text:style-name="T15">ge. </text:span><text:span text:style-name="T15">For </text:span><text:span text:style-name="T15">POLIC</text:span><text:span text:style-name="T15">Y type </text:span><text:span text:style-name="T15">reques</text:span><text:span text:style-name="T15">t it </text:span><text:span text:style-name="T15">must </text:span><text:span text:style-name="T15">contai</text:span><text:span text:style-name="T15">n the </text:span><text:span text:style-name="T15">value </text:span><text:span text:style-name="T15">receiv</text:span><text:span text:style-name="T15">ed in </text:span><text:span text:style-name="T15">respon</text:span><text:span text:style-name="T15">se </text:span><text:span text:style-name="T15">messa</text:span><text:span text:style-name="T15">ge.</text:span></text:p>
          </draw:text-box>
        </draw:frame>
        <draw:frame draw:style-name="gr146" draw:text-style-name="P27" draw:layer="layout" svg:width="9.6cm" svg:height="2.099cm" svg:x="8cm" svg:y="8.901cm">
          <draw:text-box>
            <text:p><text:span text:style-name="T15">xApp </text:span><text:span text:style-name="T15">genera</text:span><text:span text:style-name="T15">tes </text:span><text:span text:style-name="T15">”Xapp</text:span><text:span text:style-name="T15">EventI</text:span><text:span text:style-name="T15">nstanc</text:span><text:span text:style-name="T15">eId”. </text:span><text:span text:style-name="T15">Subsc</text:span><text:span text:style-name="T15">ription </text:span><text:span text:style-name="T15">manag</text:span><text:span text:style-name="T15">er </text:span><text:span text:style-name="T15">return</text:span><text:span text:style-name="T15">s it to </text:span><text:span text:style-name="T15">xApp </text:span><text:span text:style-name="T15">in </text:span><text:span text:style-name="T15">REST </text:span><text:span text:style-name="T15">Notific</text:span><text:span text:style-name="T15">ation </text:span><text:span text:style-name="T15">Respo</text:span><text:span text:style-name="T15">nse </text:span><text:span text:style-name="T15">messa</text:span><text:span text:style-name="T15">ge. </text:span><text:span text:style-name="T15">xApp </text:span><text:span text:style-name="T15">knows </text:span><text:span text:style-name="T15">for </text:span><text:span text:style-name="T15">which </text:span><text:span text:style-name="T15">E2 </text:span><text:span text:style-name="T15">subscr</text:span><text:span text:style-name="T15">iption </text:span><text:span text:style-name="T15">notifica</text:span><text:span text:style-name="T15">tion is </text:span><text:span text:style-name="T15">respon</text:span><text:span text:style-name="T15">se. </text:span><text:span text:style-name="T15">”Subs</text:span><text:span text:style-name="T15">criptio</text:span><text:span text:style-name="T15">nDetail</text:span><text:span text:style-name="T15">s” </text:span><text:span text:style-name="T15">eleme</text:span><text:span text:style-name="T15">nt </text:span><text:span text:style-name="T15">descri</text:span><text:span text:style-name="T15">bes E2 </text:span><text:span text:style-name="T15">subscr</text:span><text:span text:style-name="T15">iptions </text:span><text:span text:style-name="T15">and </text:span><text:span text:style-name="T15">can </text:span><text:span text:style-name="T15">contai</text:span><text:span text:style-name="T15">n </text:span><text:span text:style-name="T15">multipl</text:span><text:span text:style-name="T15">e E2 </text:span><text:span text:style-name="T15">subscr</text:span><text:span text:style-name="T15">iption </text:span><text:span text:style-name="T15">in <text:s/></text:span><text:span text:style-name="T15">same </text:span><text:span text:style-name="T15">reques</text:span><text:span text:style-name="T15">t.</text:span></text:p>
          </draw:text-box>
        </draw:frame>
        <draw:frame draw:style-name="gr147" draw:text-style-name="P27" draw:layer="layout" svg:width="9.4cm" svg:height="1.841cm" svg:x="8cm" svg:y="6.401cm">
          <draw:text-box>
            <text:p><text:span text:style-name="T16">”</text:span><text:span text:style-name="T16">E2Su</text:span><text:span text:style-name="T16">bscript</text:span><text:span text:style-name="T16">ionDire</text:span><text:span text:style-name="T16">ctives” </text:span><text:span text:style-name="T16">eleme</text:span><text:span text:style-name="T16">nt is </text:span><text:span text:style-name="T16">option</text:span><text:span text:style-name="T16">al. If it </text:span><text:span text:style-name="T16">is not </text:span><text:span text:style-name="T16">presen</text:span><text:span text:style-name="T16">t </text:span><text:span text:style-name="T16">Subsc</text:span><text:span text:style-name="T16">ription </text:span><text:span text:style-name="T16">Manag</text:span><text:span text:style-name="T16">er </text:span><text:span text:style-name="T16">uses </text:span><text:span text:style-name="T16">its own </text:span><text:span text:style-name="T16">default </text:span><text:span text:style-name="T16">values</text:span><text:span text:style-name="T16">. If </text:span><text:span text:style-name="T16">eleme</text:span><text:span text:style-name="T16">nt is </text:span><text:span text:style-name="T16">presen</text:span><text:span text:style-name="T16">t all the </text:span><text:span text:style-name="T16">three </text:span><text:span text:style-name="T16">fields </text:span><text:span text:style-name="T16">need </text:span><text:span text:style-name="T16">to be </text:span><text:span text:style-name="T16">filled </text:span><text:span text:style-name="T16">correc</text:span><text:span text:style-name="T16">tly! </text:span><text:span text:style-name="T16">Subsc</text:span><text:span text:style-name="T16">ription </text:span><text:span text:style-name="T16">Manag</text:span><text:span text:style-name="T16">er’s </text:span><text:span text:style-name="T16">default </text:span><text:span text:style-name="T16">values </text:span><text:span text:style-name="T16">for the </text:span><text:span text:style-name="T16">fieds </text:span><text:span text:style-name="T16">are: </text:span><text:span text:style-name="T16">”E2Tim</text:span><text:span text:style-name="T16">eoutTi</text:span><text:span text:style-name="T16">merVal</text:span><text:span text:style-name="T16">ue”: 2, </text:span><text:span text:style-name="T16">"E2Ret</text:span><text:span text:style-name="T16">ryCou</text:span><text:span text:style-name="T16">nt": 2, </text:span><text:span text:style-name="T15">"RMR</text:span><text:span text:style-name="T15">Routin</text:span><text:span text:style-name="T15">gNeed</text:span><text:span text:style-name="T15">ed": </text:span><text:span text:style-name="T15">true </text:span></text:p>
          </draw:text-box>
        </draw:frame>
        <draw:line draw:style-name="gr148" draw:text-style-name="P10" draw:layer="layout" svg:x1="8cm" svg:y1="4.4cm" svg:x2="6.2cm" svg:y2="4.8cm">
          <text:p/>
        </draw:line>
        <draw:line draw:style-name="gr148" draw:text-style-name="P10" draw:layer="layout" svg:x1="8.1cm" svg:y1="7cm" svg:x2="6.6cm" svg:y2="7.4cm">
          <text:p/>
        </draw:line>
        <draw:line draw:style-name="gr148" draw:text-style-name="P10" draw:layer="layout" svg:x1="8.2cm" svg:y1="9.6cm" svg:x2="7.2cm" svg:y2="9.6cm">
          <text:p/>
        </draw:line>
        <presentation:notes draw:style-name="dp3"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Title_20_and_20_Content" presentation:presentation-page-layout-name="AL2T11">
        <office:forms form:automatic-focus="false" form:apply-design-mode="false"/>
        <draw:frame presentation:style-name="pr9" draw:text-style-name="P26" draw:layer="layout" svg:width="9.73cm" svg:height="1.937cm" svg:x="4.87cm" svg:y="2cm" presentation:class="title" presentation:user-transformed="true">
          <draw:text-box>
            <text:p><text:span text:style-name="T14">RE</text:span><text:span text:style-name="T14">ST </text:span><text:span text:style-name="T14">Su</text:span><text:span text:style-name="T14">bs</text:span><text:span text:style-name="T14">cri</text:span><text:span text:style-name="T14">pti</text:span><text:span text:style-name="T14">on </text:span><text:span text:style-name="T14">Re</text:span><text:span text:style-name="T14">sp</text:span><text:span text:style-name="T14">on</text:span><text:span text:style-name="T14">se</text:span></text:p>
          </draw:text-box>
        </draw:frame>
        <draw:frame draw:style-name="gr144" draw:text-style-name="P27" draw:layer="layout" svg:width="6.4cm" svg:height="12.653cm" svg:x="2.4cm" svg:y="3.937cm">
          <draw:text-box>
            <text:p><text:span text:style-name="T15">REST </text:span><text:span text:style-name="T15">Subsc</text:span><text:span text:style-name="T15">ription </text:span><text:span text:style-name="T15">Respo</text:span><text:span text:style-name="T15">nse</text:span></text:p>
            <text:p><text:span text:style-name="T15">{</text:span></text:p>
            <text:p><text:span text:style-name="T15"><text:s text:c="2"/></text:span><text:span text:style-name="T15">"Subs</text:span><text:span text:style-name="T15">criptio</text:span><text:span text:style-name="T15">nId": </text:span><text:span text:style-name="T15">"string</text:span><text:span text:style-name="T15">",</text:span></text:p>
            <text:p><text:span text:style-name="T15"><text:s text:c="2"/></text:span><text:span text:style-name="T15">"Subs</text:span><text:span text:style-name="T15">criptio</text:span><text:span text:style-name="T15">nInsta</text:span><text:span text:style-name="T15">nces": </text:span><text:span text:style-name="T15">[</text:span></text:p>
            <text:p><text:span text:style-name="T15"><text:s text:c="4"/></text:span><text:span text:style-name="T15">{</text:span></text:p>
            <text:p><text:span text:style-name="T15"><text:s text:c="6"/></text:span><text:span text:style-name="T15">"Xapp</text:span><text:span text:style-name="T15">EventI</text:span><text:span text:style-name="T15">nstanc</text:span><text:span text:style-name="T15">eId": </text:span><text:span text:style-name="T15">65535,</text:span></text:p>
            <text:p><text:span text:style-name="T15"><text:s text:c="6"/></text:span><text:span text:style-name="T15">"E2Ev</text:span><text:span text:style-name="T15">entInst</text:span><text:span text:style-name="T15">anceId</text:span><text:span text:style-name="T15">": </text:span><text:span text:style-name="T15">65535,</text:span></text:p>
            <text:p><text:span text:style-name="T15"><text:s text:c="6"/></text:span><text:span text:style-name="T15">"Error</text:span><text:span text:style-name="T15">Cause</text:span><text:span text:style-name="T15">": </text:span><text:span text:style-name="T15">"string</text:span><text:span text:style-name="T15">",</text:span></text:p>
            <text:p><text:span text:style-name="T15"><text:s text:c="6"/></text:span><text:span text:style-name="T15">"Error</text:span><text:span text:style-name="T15">Sourc</text:span><text:span text:style-name="T15">e": </text:span><text:span text:style-name="T15">"SUB</text:span><text:span text:style-name="T15">MGR",</text:span></text:p>
            <text:p><text:span text:style-name="T15"><text:s text:c="6"/></text:span><text:span text:style-name="T15">"Timeo</text:span><text:span text:style-name="T15">utType</text:span><text:span text:style-name="T15">": "E2-</text:span><text:span text:style-name="T15">Timeo</text:span><text:span text:style-name="T15">ut"</text:span></text:p>
            <text:p><text:span text:style-name="T15"><text:s text:c="4"/></text:span><text:span text:style-name="T15">}</text:span></text:p>
            <text:p><text:span text:style-name="T15"><text:s text:c="2"/></text:span><text:span text:style-name="T15">]</text:span></text:p>
            <text:p><text:span text:style-name="T15">}</text:span></text:p>
          </draw:text-box>
        </draw:frame>
        <draw:frame draw:style-name="gr145" draw:text-style-name="P27" draw:layer="layout" svg:width="9.8cm" svg:height="3.749cm" svg:x="8cm" svg:y="4cm">
          <draw:text-box>
            <text:p><text:span text:style-name="T15">Subsc</text:span><text:span text:style-name="T15">ription </text:span><text:span text:style-name="T15">Manag</text:span><text:span text:style-name="T15">er </text:span><text:span text:style-name="T15">genera</text:span><text:span text:style-name="T15">tes </text:span><text:span text:style-name="T15">”Subs</text:span><text:span text:style-name="T15">criptio</text:span><text:span text:style-name="T15">nId” </text:span><text:span text:style-name="T15">for the </text:span><text:span text:style-name="T15">REST </text:span><text:span text:style-name="T15">subscr</text:span><text:span text:style-name="T15">iption </text:span><text:span text:style-name="T15">and </text:span><text:span text:style-name="T15">return</text:span><text:span text:style-name="T15">s it to </text:span><text:span text:style-name="T15">xApp </text:span><text:span text:style-name="T15">in </text:span><text:span text:style-name="T15">REST </text:span><text:span text:style-name="T15">Subsc</text:span><text:span text:style-name="T15">ription </text:span><text:span text:style-name="T15">Respo</text:span><text:span text:style-name="T15">nse </text:span><text:span text:style-name="T15">messa</text:span><text:span text:style-name="T15">ge. If </text:span><text:span text:style-name="T15">there </text:span><text:span text:style-name="T15">is </text:span><text:span text:style-name="T15">error, </text:span><text:span text:style-name="T15">then </text:span><text:span text:style-name="T15">Subsc</text:span><text:span text:style-name="T15">ription </text:span><text:span text:style-name="T15">Manag</text:span><text:span text:style-name="T15">er </text:span><text:span text:style-name="T15">return</text:span><text:span text:style-name="T15">ed </text:span><text:span text:style-name="T15">HTTP </text:span><text:span text:style-name="T15">return </text:span><text:span text:style-name="T15">cause </text:span><text:span text:style-name="T15">can be </text:span><text:span text:style-name="T15">either </text:span><text:span text:style-name="T15">400 </text:span><text:span text:style-name="T15">Bad </text:span><text:span text:style-name="T15">Reque</text:span><text:span text:style-name="T15">st, 404 </text:span><text:span text:style-name="T15">Not </text:span><text:span text:style-name="T15">found, </text:span><text:span text:style-name="T15">500 </text:span><text:span text:style-name="T15">Server </text:span><text:span text:style-name="T15">Interna</text:span><text:span text:style-name="T15">l Error </text:span><text:span text:style-name="T15">or 503 </text:span><text:span text:style-name="T15">Servic</text:span><text:span text:style-name="T15">e </text:span><text:span text:style-name="T15">Unaila</text:span><text:span text:style-name="T15">ble. </text:span><text:span text:style-name="T15">When </text:span><text:span text:style-name="T15">there </text:span><text:span text:style-name="T15">is no </text:span><text:span text:style-name="T15">error, </text:span><text:span text:style-name="T15">201 </text:span><text:span text:style-name="T15">Create</text:span><text:span text:style-name="T15">d is </text:span><text:span text:style-name="T15">return</text:span><text:span text:style-name="T15">ed and </text:span><text:span text:style-name="T15">”Subs</text:span><text:span text:style-name="T15">criptio</text:span><text:span text:style-name="T15">nInsta</text:span><text:span text:style-name="T15">nces” </text:span><text:span text:style-name="T15">eleme</text:span><text:span text:style-name="T15">nt is </text:span><text:span text:style-name="T15">empty.</text:span></text:p>
          </draw:text-box>
        </draw:frame>
        <draw:frame draw:style-name="gr149" draw:text-style-name="P27" draw:layer="layout" svg:width="9.6cm" svg:height="2.477cm" svg:x="8cm" svg:y="6.001cm">
          <draw:text-box>
            <text:p><text:span text:style-name="T15">xApp </text:span><text:span text:style-name="T15">genera</text:span><text:span text:style-name="T15">tes </text:span><text:span text:style-name="T15">”Xapp</text:span><text:span text:style-name="T15">EventI</text:span><text:span text:style-name="T15">nstanc</text:span><text:span text:style-name="T15">eId”. </text:span><text:span text:style-name="T15">Subsc</text:span><text:span text:style-name="T15">ription </text:span><text:span text:style-name="T15">manag</text:span><text:span text:style-name="T15">er </text:span><text:span text:style-name="T15">return</text:span><text:span text:style-name="T15">s it to </text:span><text:span text:style-name="T15">xApp </text:span><text:span text:style-name="T15">in </text:span><text:span text:style-name="T15">REST </text:span><text:span text:style-name="T15">Notific</text:span><text:span text:style-name="T15">ation </text:span><text:span text:style-name="T15">Respo</text:span><text:span text:style-name="T15">nse </text:span><text:span text:style-name="T15">messa</text:span><text:span text:style-name="T15">ge. </text:span><text:span text:style-name="T15">xApp </text:span><text:span text:style-name="T15">knows </text:span><text:span text:style-name="T15">for </text:span><text:span text:style-name="T15">which </text:span><text:span text:style-name="T15">E2 </text:span><text:span text:style-name="T15">subscr</text:span><text:span text:style-name="T15">iption </text:span><text:span text:style-name="T15">notifica</text:span><text:span text:style-name="T15">tion is </text:span><text:span text:style-name="T15">respon</text:span><text:span text:style-name="T15">se.</text:span></text:p>
            <text:p><text:span text:style-name="T15"/></text:p>
            <text:p><text:span text:style-name="T15">When </text:span><text:span text:style-name="T15">there </text:span><text:span text:style-name="T15">is </text:span><text:span text:style-name="T15">error, </text:span><text:span text:style-name="T15">”Subs</text:span><text:span text:style-name="T15">criptio</text:span><text:span text:style-name="T15">nInsta</text:span><text:span text:style-name="T15">nces” </text:span><text:span text:style-name="T15">contai</text:span><text:span text:style-name="T15">ns </text:span><text:span text:style-name="T15">inform</text:span><text:span text:style-name="T15">ation </text:span><text:span text:style-name="T15">about </text:span><text:span text:style-name="T15">error </text:span><text:span text:style-name="T15">and </text:span><text:span text:style-name="T15">”Xapp</text:span><text:span text:style-name="T15">EventI</text:span><text:span text:style-name="T15">nstanc</text:span><text:span text:style-name="T15">eId” is </text:span><text:span text:style-name="T15">0. </text:span><text:span text:style-name="T15">Only </text:span><text:span text:style-name="T15">one </text:span><text:span text:style-name="T15">”Subs</text:span><text:span text:style-name="T15">criptio</text:span><text:span text:style-name="T15">nInsta</text:span><text:span text:style-name="T15">nces” </text:span><text:span text:style-name="T15">eleme</text:span><text:span text:style-name="T15">nt is </text:span><text:span text:style-name="T15">return</text:span><text:span text:style-name="T15">ed.</text:span></text:p>
          </draw:text-box>
        </draw:frame>
        <draw:line draw:style-name="gr148" draw:text-style-name="P10" draw:layer="layout" svg:x1="8cm" svg:y1="4.4cm" svg:x2="6.2cm" svg:y2="4.8cm">
          <text:p/>
        </draw:line>
        <draw:line draw:style-name="gr148" draw:text-style-name="P10" draw:layer="layout" svg:x1="8.2cm" svg:y1="6.4cm" svg:x2="7.2cm" svg:y2="5.8cm">
          <text:p/>
        </draw:line>
        <presentation:notes draw:style-name="dp3">
          <draw:page-thumbnail draw:style-name="gr1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Title_20_and_20_Content" presentation:presentation-page-layout-name="AL2T11">
        <office:forms form:automatic-focus="false" form:apply-design-mode="false"/>
        <draw:frame presentation:style-name="pr9" draw:text-style-name="P26" draw:layer="layout" svg:width="9.73cm" svg:height="1.937cm" svg:x="4.87cm" svg:y="2cm" presentation:class="title" presentation:user-transformed="true">
          <draw:text-box>
            <text:p><text:span text:style-name="T14">RE</text:span><text:span text:style-name="T14">ST </text:span><text:span text:style-name="T14">Su</text:span><text:span text:style-name="T14">bs</text:span><text:span text:style-name="T14">cri</text:span><text:span text:style-name="T14">pti</text:span><text:span text:style-name="T14">on </text:span><text:span text:style-name="T14">No</text:span><text:span text:style-name="T14">tifi</text:span><text:span text:style-name="T14">ca</text:span><text:span text:style-name="T14">tio</text:span><text:span text:style-name="T14">n</text:span></text:p>
          </draw:text-box>
        </draw:frame>
        <draw:frame draw:style-name="gr144" draw:text-style-name="P27" draw:layer="layout" svg:width="6.4cm" svg:height="12.653cm" svg:x="2.4cm" svg:y="3.937cm">
          <draw:text-box>
            <text:p><text:span text:style-name="T15">REST </text:span><text:span text:style-name="T15">Subsc</text:span><text:span text:style-name="T15">ription </text:span><text:span text:style-name="T15">Notific</text:span><text:span text:style-name="T15">ation</text:span></text:p>
            <text:p><text:span text:style-name="T15">{</text:span></text:p>
            <text:p><text:span text:style-name="T15"><text:s text:c="2"/></text:span><text:span text:style-name="T15">"Subs</text:span><text:span text:style-name="T15">criptio</text:span><text:span text:style-name="T15">nId": </text:span><text:span text:style-name="T15">"string</text:span><text:span text:style-name="T15">",</text:span></text:p>
            <text:p><text:span text:style-name="T15"><text:s text:c="2"/></text:span><text:span text:style-name="T15">"Subs</text:span><text:span text:style-name="T15">criptio</text:span><text:span text:style-name="T15">nInsta</text:span><text:span text:style-name="T15">nces": </text:span><text:span text:style-name="T15">[</text:span></text:p>
            <text:p><text:span text:style-name="T15"><text:s text:c="4"/></text:span><text:span text:style-name="T15">{</text:span></text:p>
            <text:p><text:span text:style-name="T15"><text:s text:c="6"/></text:span><text:span text:style-name="T15">"Xapp</text:span><text:span text:style-name="T15">EventI</text:span><text:span text:style-name="T15">nstanc</text:span><text:span text:style-name="T15">eId": </text:span><text:span text:style-name="T15">65535,</text:span></text:p>
            <text:p><text:span text:style-name="T15"><text:s text:c="6"/></text:span><text:span text:style-name="T15">"E2Ev</text:span><text:span text:style-name="T15">entInst</text:span><text:span text:style-name="T15">anceId</text:span><text:span text:style-name="T15">": </text:span><text:span text:style-name="T15">65535,</text:span></text:p>
            <text:p><text:span text:style-name="T15"><text:s text:c="6"/></text:span><text:span text:style-name="T15">"Error</text:span><text:span text:style-name="T15">Cause</text:span><text:span text:style-name="T15">": </text:span><text:span text:style-name="T15">"string</text:span><text:span text:style-name="T15">",</text:span></text:p>
            <text:p><text:span text:style-name="T15"><text:s text:c="6"/></text:span><text:span text:style-name="T15">"Error</text:span><text:span text:style-name="T15">Sourc</text:span><text:span text:style-name="T15">e": </text:span><text:span text:style-name="T15">"SUB</text:span><text:span text:style-name="T15">MGR",</text:span></text:p>
            <text:p><text:span text:style-name="T15"><text:s text:c="6"/></text:span><text:span text:style-name="T15">"Timeo</text:span><text:span text:style-name="T15">utType</text:span><text:span text:style-name="T15">": "E2-</text:span><text:span text:style-name="T15">Timeo</text:span><text:span text:style-name="T15">ut"</text:span></text:p>
            <text:p><text:span text:style-name="T15"><text:s text:c="4"/></text:span><text:span text:style-name="T15">}</text:span></text:p>
            <text:p><text:span text:style-name="T15"><text:s text:c="2"/></text:span><text:span text:style-name="T15">]</text:span></text:p>
            <text:p><text:span text:style-name="T15">}</text:span></text:p>
          </draw:text-box>
        </draw:frame>
        <draw:frame draw:style-name="gr145" draw:text-style-name="P27" draw:layer="layout" svg:width="9.8cm" svg:height="3.749cm" svg:x="8cm" svg:y="4cm">
          <draw:text-box>
            <text:p><text:span text:style-name="T15">Subsc</text:span><text:span text:style-name="T15">ription </text:span><text:span text:style-name="T15">Manag</text:span><text:span text:style-name="T15">er </text:span><text:span text:style-name="T15">genera</text:span><text:span text:style-name="T15">ted </text:span><text:span text:style-name="T15">”Subs</text:span><text:span text:style-name="T15">criptio</text:span><text:span text:style-name="T15">nId” </text:span><text:span text:style-name="T15">for the </text:span><text:span text:style-name="T15">REST </text:span><text:span text:style-name="T15">subscr</text:span><text:span text:style-name="T15">iption. </text:span><text:span text:style-name="T15">REST </text:span><text:span text:style-name="T15">Subsc</text:span><text:span text:style-name="T15">ription </text:span><text:span text:style-name="T15">Notific</text:span><text:span text:style-name="T15">ation is </text:span><text:span text:style-name="T15">sent </text:span><text:span text:style-name="T15">per E2 </text:span><text:span text:style-name="T15">Subsc</text:span><text:span text:style-name="T15">ription </text:span><text:span text:style-name="T15">in </text:span><text:span text:style-name="T15">REST </text:span><text:span text:style-name="T15">Subsc</text:span><text:span text:style-name="T15">ription </text:span><text:span text:style-name="T15">Reque</text:span><text:span text:style-name="T15">st.</text:span></text:p>
          </draw:text-box>
        </draw:frame>
        <draw:frame draw:style-name="gr150" draw:text-style-name="P27" draw:layer="layout" svg:width="9.6cm" svg:height="3.113cm" svg:x="8cm" svg:y="5.401cm">
          <draw:text-box>
            <text:p><text:span text:style-name="T15">”</text:span><text:span text:style-name="T15">Xapp</text:span><text:span text:style-name="T15">EventI</text:span><text:span text:style-name="T15">nstanc</text:span><text:span text:style-name="T15">eId” </text:span><text:span text:style-name="T15">indicat</text:span><text:span text:style-name="T15">es for </text:span><text:span text:style-name="T15">which </text:span><text:span text:style-name="T15">E2 </text:span><text:span text:style-name="T15">subscr</text:span><text:span text:style-name="T15">iption </text:span><text:span text:style-name="T15">notifica</text:span><text:span text:style-name="T15">tion is </text:span><text:span text:style-name="T15">respon</text:span><text:span text:style-name="T15">se. </text:span><text:span text:style-name="T15">”E2Ev</text:span><text:span text:style-name="T15">entInst</text:span><text:span text:style-name="T15">anceId</text:span><text:span text:style-name="T15">” </text:span><text:span text:style-name="T15">identifi</text:span><text:span text:style-name="T15">es the </text:span><text:span text:style-name="T15">E2 </text:span><text:span text:style-name="T15">subscr</text:span><text:span text:style-name="T15">iption. </text:span><text:span text:style-name="T15">xApp </text:span><text:span text:style-name="T15">knows </text:span><text:span text:style-name="T15">for </text:span><text:span text:style-name="T15">which </text:span><text:span text:style-name="T15">subscr</text:span><text:span text:style-name="T15">iption </text:span><text:span text:style-name="T15">receiv</text:span><text:span text:style-name="T15">ed E2 </text:span><text:span text:style-name="T15">Indicati</text:span><text:span text:style-name="T15">on </text:span><text:span text:style-name="T15">messa</text:span><text:span text:style-name="T15">ge is </text:span><text:span text:style-name="T15">related</text:span><text:span text:style-name="T15">. E2 </text:span><text:span text:style-name="T15">Indicati</text:span><text:span text:style-name="T15">on </text:span><text:span text:style-name="T15">messa</text:span><text:span text:style-name="T15">ge is </text:span><text:span text:style-name="T15">transfe</text:span><text:span text:style-name="T15">rred to </text:span><text:span text:style-name="T15">xApp </text:span><text:span text:style-name="T15">in </text:span><text:span text:style-name="T15">RMR </text:span><text:span text:style-name="T15">messa</text:span><text:span text:style-name="T15">ge. </text:span><text:span text:style-name="T15">RMR </text:span><text:span text:style-name="T15">messa</text:span><text:span text:style-name="T15">ge </text:span><text:span text:style-name="T15">header </text:span><text:span text:style-name="T15">contai</text:span><text:span text:style-name="T15">ns the </text:span><text:span text:style-name="T15">same </text:span><text:span text:style-name="T15">value </text:span><text:span text:style-name="T15">in </text:span><text:span text:style-name="T15">”SubId</text:span><text:span text:style-name="T15">” field </text:span><text:span text:style-name="T15">as </text:span><text:span text:style-name="T15">”E2Ev</text:span><text:span text:style-name="T15">entInst</text:span><text:span text:style-name="T15">anceId</text:span><text:span text:style-name="T15">”.</text:span></text:p>
            <text:p><text:span text:style-name="T15"/></text:p>
            <text:p><text:span text:style-name="T15">If there </text:span><text:span text:style-name="T15">is </text:span><text:span text:style-name="T15">error </text:span><text:span text:style-name="T15">Subsc</text:span><text:span text:style-name="T15">riptionI</text:span><text:span text:style-name="T15">nstanc</text:span><text:span text:style-name="T15">es </text:span><text:span text:style-name="T15">contai</text:span><text:span text:style-name="T15">ns </text:span><text:span text:style-name="T15">inform</text:span><text:span text:style-name="T15">ation </text:span><text:span text:style-name="T15">about </text:span><text:span text:style-name="T15">error. </text:span><text:span text:style-name="T15">Only </text:span><text:span text:style-name="T15">one </text:span><text:span text:style-name="T15">”Subs</text:span><text:span text:style-name="T15">criptio</text:span><text:span text:style-name="T15">nInsta</text:span><text:span text:style-name="T15">nces” </text:span><text:span text:style-name="T15">eleme</text:span><text:span text:style-name="T15">nt is </text:span><text:span text:style-name="T15">presen</text:span><text:span text:style-name="T15">t per </text:span><text:span text:style-name="T15">notifica</text:span><text:span text:style-name="T15">tion.</text:span></text:p>
          </draw:text-box>
        </draw:frame>
        <draw:line draw:style-name="gr148" draw:text-style-name="P10" draw:layer="layout" svg:x1="8cm" svg:y1="4.4cm" svg:x2="6.2cm" svg:y2="4.8cm">
          <text:p/>
        </draw:line>
        <draw:line draw:style-name="gr148" draw:text-style-name="P10" draw:layer="layout" svg:x1="8.2cm" svg:y1="6.4cm" svg:x2="7.2cm" svg:y2="5.8cm">
          <text:p/>
        </draw:line>
        <presentation:notes draw:style-name="dp3">
          <draw:page-thumbnail draw:style-name="gr1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Title_20_and_20_Content" presentation:presentation-page-layout-name="AL2T11">
        <office:forms form:automatic-focus="false" form:apply-design-mode="false"/>
        <draw:frame presentation:style-name="pr9" draw:text-style-name="P26" draw:layer="layout" svg:width="10.93cm" svg:height="1.937cm" svg:x="4.87cm" svg:y="2cm" presentation:class="title" presentation:user-transformed="true">
          <draw:text-box>
            <text:p><text:span text:style-name="T14">Ro</text:span><text:span text:style-name="T14">uti</text:span><text:span text:style-name="T14">ng </text:span><text:span text:style-name="T14">M</text:span><text:span text:style-name="T14">an</text:span><text:span text:style-name="T14">ag</text:span><text:span text:style-name="T14">er </text:span><text:span text:style-name="T14">RE</text:span><text:span text:style-name="T14">ST </text:span><text:span text:style-name="T14">int</text:span><text:span text:style-name="T14">erf</text:span><text:span text:style-name="T14">ac</text:span><text:span text:style-name="T14">e</text:span></text:p>
          </draw:text-box>
        </draw:frame>
        <draw:frame draw:style-name="gr144" draw:text-style-name="P27" draw:layer="layout" svg:width="5.4cm" svg:height="12.653cm" svg:x="2.4cm" svg:y="3.937cm">
          <draw:text-box>
            <text:p><text:span text:style-name="T15">Route </text:span><text:span text:style-name="T15">create </text:span><text:span text:style-name="T15">or </text:span><text:span text:style-name="T15">delete</text:span></text:p>
            <text:p><text:span text:style-name="T15">{</text:span></text:p>
            <text:p><text:span text:style-name="T15"><text:s text:c="2"/></text:span><text:span text:style-name="T15">"addre</text:span><text:span text:style-name="T15">ss": </text:span><text:span text:style-name="T15">"string</text:span><text:span text:style-name="T15">",</text:span></text:p>
            <text:p><text:span text:style-name="T15"><text:s text:c="2"/></text:span><text:span text:style-name="T15">"port": </text:span><text:span text:style-name="T15">65535,</text:span></text:p>
            <text:p><text:span text:style-name="T15"><text:s text:c="2"/></text:span><text:span text:style-name="T15">"subsc</text:span><text:span text:style-name="T15">ription</text:span><text:span text:style-name="T15">_id": 0</text:span></text:p>
            <text:p><text:span text:style-name="T15">}</text:span></text:p>
            <text:p><text:span text:style-name="T15"/></text:p>
            <text:p><text:span text:style-name="T15">Route </text:span><text:span text:style-name="T15">create </text:span><text:span text:style-name="T15">or </text:span><text:span text:style-name="T15">delete </text:span><text:span text:style-name="T15">in </text:span><text:span text:style-name="T15">merge </text:span><text:span text:style-name="T15">case</text:span></text:p>
            <text:p><text:span text:style-name="T15">[</text:span></text:p>
            <text:p><text:span text:style-name="T15"><text:s text:c="2"/></text:span><text:span text:style-name="T15">{</text:span></text:p>
            <text:p><text:span text:style-name="T15"><text:s text:c="4"/></text:span><text:span text:style-name="T15">"addre</text:span><text:span text:style-name="T15">ss": </text:span><text:span text:style-name="T15">"string</text:span><text:span text:style-name="T15">",</text:span></text:p>
            <text:p><text:span text:style-name="T15"><text:s text:c="4"/></text:span><text:span text:style-name="T15">"port": </text:span><text:span text:style-name="T15">65535</text:span></text:p>
            <text:p><text:span text:style-name="T15"><text:s text:c="2"/></text:span><text:span text:style-name="T15">}</text:span></text:p>
            <text:p><text:span text:style-name="T15">]</text:span></text:p>
            <text:p><text:span text:style-name="T15"/></text:p>
          </draw:text-box>
        </draw:frame>
        <draw:frame draw:style-name="gr151" draw:text-style-name="P27" draw:layer="layout" svg:width="9.8cm" svg:height="1.523cm" svg:x="8cm" svg:y="4cm">
          <draw:text-box>
            <text:p><text:span text:style-name="T16">”</text:span><text:span text:style-name="T16">subsc</text:span><text:span text:style-name="T16">ription</text:span><text:span text:style-name="T16">_id” is </text:span><text:span text:style-name="T16">the </text:span><text:span text:style-name="T16">same </text:span><text:span text:style-name="T16">as </text:span><text:span text:style-name="T16">Subsc</text:span><text:span text:style-name="T16">ription </text:span><text:span text:style-name="T16">Manag</text:span><text:span text:style-name="T16">er </text:span><text:span text:style-name="T16">genera</text:span><text:span text:style-name="T16">ted </text:span><text:span text:style-name="T15">E2Eve</text:span><text:span text:style-name="T15">ntInsta</text:span><text:span text:style-name="T15">nceId </text:span><text:span text:style-name="T15">sent to </text:span><text:span text:style-name="T15">xApp </text:span><text:span text:style-name="T15">in </text:span><text:span text:style-name="T15">REST </text:span><text:span text:style-name="T15">Notific</text:span><text:span text:style-name="T15">ation </text:span><text:span text:style-name="T15">respon</text:span><text:span text:style-name="T15">se and </text:span><text:span text:style-name="T15">E2 </text:span><text:span text:style-name="T15">instan</text:span><text:span text:style-name="T15">ce id </text:span><text:span text:style-name="T15">sent to </text:span><text:span text:style-name="T15">E2 </text:span><text:span text:style-name="T15">Node. </text:span><text:span text:style-name="T15">”addre</text:span><text:span text:style-name="T15">ss” is </text:span><text:span text:style-name="T15">xApps </text:span><text:span text:style-name="T15">endpoi</text:span><text:span text:style-name="T15">nt </text:span><text:span text:style-name="T15">servic</text:span><text:span text:style-name="T15">e IP </text:span><text:span text:style-name="T15">addres</text:span><text:span text:style-name="T15">s.</text:span></text:p>
          </draw:text-box>
        </draw:frame>
        <draw:frame draw:style-name="gr146" draw:text-style-name="P27" draw:layer="layout" svg:width="9.6cm" svg:height="2.099cm" svg:x="8cm" svg:y="6.301cm">
          <draw:text-box>
            <text:p><text:span text:style-name="T16">When </text:span><text:span text:style-name="T16">route </text:span><text:span text:style-name="T16">is </text:span><text:span text:style-name="T16">create</text:span><text:span text:style-name="T16">d or </text:span><text:span text:style-name="T16">delete</text:span><text:span text:style-name="T16">d in </text:span><text:span text:style-name="T16">merge </text:span><text:span text:style-name="T16">case </text:span><text:span text:style-name="T16">all </text:span><text:span text:style-name="T16">walid </text:span><text:span text:style-name="T16">xApp </text:span><text:span text:style-name="T16">a</text:span><text:span text:style-name="T15">ddres</text:span><text:span text:style-name="T15">ses </text:span><text:span text:style-name="T15">(whole </text:span><text:span text:style-name="T15">table) </text:span><text:span text:style-name="T15">related </text:span><text:span text:style-name="T15">to a </text:span><text:span text:style-name="T15">particu</text:span><text:span text:style-name="T15">lar E2 </text:span><text:span text:style-name="T15">subscr</text:span><text:span text:style-name="T15">iption </text:span><text:span text:style-name="T15">are </text:span><text:span text:style-name="T15">sent to </text:span><text:span text:style-name="T15">Routin</text:span><text:span text:style-name="T15">g </text:span><text:span text:style-name="T15">Manag</text:span><text:span text:style-name="T15">er.</text:span></text:p>
          </draw:text-box>
        </draw:frame>
        <draw:line draw:style-name="gr148" draw:text-style-name="P10" draw:layer="layout" svg:x1="8cm" svg:y1="4.4cm" svg:x2="5.6cm" svg:y2="5.4cm">
          <text:p/>
        </draw:line>
        <draw:line draw:style-name="gr148" draw:text-style-name="P10" draw:layer="layout" svg:x1="8cm" svg:y1="7cm" svg:x2="3.2cm" svg:y2="6.8cm">
          <text:p/>
        </draw:line>
        <presentation:notes draw:style-name="dp3">
          <draw:page-thumbnail draw:style-name="gr1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Dashed_20__28_var_29_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</text:span><text:span text:style-name="MT2">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1-10-01">1.10.2021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ero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</text:span><text:span text:style-name="MT2">title style</text:span></text:p>
        </draw:text-box>
      </draw:frame>
      <draw:frame draw:name="Content Placeholder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ck to edit Master text styles</text:span></text:p>
              <text:list>
                <text:list-item>
                  <text:p text:style-name="MP11"><text:span text:style-name="MT5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1-10-01">1.10.2021</text:date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ero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outing needs in RIC</dc:title>
    <meta:initial-creator>Matti Hiltunen</meta:initial-creator>
    <meta:editing-cycles>76</meta:editing-cycles>
    <meta:creation-date>2019-04-02T13:15:13</meta:creation-date>
    <dc:date>2021-10-01T10:34:02.881154098</dc:date>
    <meta:editing-duration>P9DT3H34M8S</meta:editing-duration>
    <meta:generator>LibreOffice/6.0.7.3$Linux_X86_64 LibreOffice_project/00m0$Build-3</meta:generator>
    <meta:document-statistic meta:object-count="328"/>
    <meta:user-defined meta:name="AppVersion">12.0000</meta:user-defined>
    <meta:user-defined meta:name="Company">AT&amp;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</office:meta>
</office:document-meta>
</file>